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772in"/>
    </style:style>
    <style:style style:name="co9" style:family="table-column">
      <style:table-column-properties fo:break-before="auto" style:column-width="1.09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style:vertical-align="top"/>
      <style:text-properties fo:color="#0000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00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 style:data-style-name="N10000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2020'.C2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  <style:map style:condition="cell-content()=0" style:apply-style-name="Accent" style:base-cell-address="'2020'.C2"/>
    </style:style>
    <style:style style:name="ce40" style:family="table-cell" style:parent-style-name="Default">
      <style:map style:condition="cell-content()=0" style:apply-style-name="Accent" style:base-cell-address="'2020'.C2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2020'.C2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2021'.C2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80" style:family="table-cell" style:parent-style-name="Default">
      <style:table-cell-properties style:vertical-align="top"/>
      <style:text-properties fo:color="#0000ff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0000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82" style:family="table-cell" style:parent-style-name="Default" style:data-style-name="N10000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coloring of regions'.C2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  <style:map style:condition="cell-content()=0" style:apply-style-name="Accent" style:base-cell-address="'coloring of regions'.C2"/>
    </style:style>
    <style:style style:name="ce20" style:family="table-cell" style:parent-style-name="Default">
      <style:map style:condition="cell-content()=0" style:apply-style-name="Accent" style:base-cell-address="'coloring of regions'.C2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coloring of regions'.C2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74" style:family="table-cell" style:parent-style-name="Default"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75" style:family="table-cell" style:parent-style-name="Default">
      <style:table-cell-properties style:vertical-align="top"/>
      <style:text-properties fo:font-size="12pt" style:font-size-asian="12pt" style:font-size-complex="12pt"/>
      <style:map style:condition="cell-content()=0" style:apply-style-name="Accent" style:base-cell-address="'coloring of regions'.C2"/>
    </style:style>
    <style:style style:name="ce107" style:family="table-cell" style:parent-style-name="Default"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  <style:map style:condition="cell-content()=&quot;#ff8201&quot;" style:apply-style-name="Untitled10" style:base-cell-address="'coloring of regions'.C2"/>
    </style:style>
    <style:style style:name="ce10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2020'.C2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  <style:map style:condition="cell-content()=0" style:apply-style-name="Accent" style:base-cell-address="'2020'.C2"/>
    </style:style>
    <style:style style:name="ce110" style:family="table-cell" style:parent-style-name="Default">
      <style:map style:condition="cell-content()=0" style:apply-style-name="Accent" style:base-cell-address="'2020'.C2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2020'.C2"/>
    </style:style>
    <style:style style:name="ce11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11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11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11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11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1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11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11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1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12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2021'.C2"/>
    </style:style>
    <style:style style:name="ce12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1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12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</style:style>
    <style:style style:name="ce98" style:family="table-cell" style:parent-style-name="Default">
      <style:map style:condition="cell-content()=0" style:apply-style-name="Accent" style:base-cell-address="'2021'.C2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2021'.C2"/>
    </style:style>
    <style:style style:name="ce131" style:family="table-cell" style:parent-style-name="Default">
      <style:map style:condition="cell-content()=&quot;#ffba00&quot;" style:apply-style-name="Untitled1" style:base-cell-address="'2021'.C2"/>
      <style:map style:condition="cell-content()=&quot;#f9e600&quot;" style:apply-style-name="Untitled2" style:base-cell-address="'2021'.C2"/>
      <style:map style:condition="cell-content()=&quot;#deff00&quot;" style:apply-style-name="Untitled3" style:base-cell-address="'2021'.C2"/>
      <style:map style:condition="cell-content()=&quot;#9ad100&quot;" style:apply-style-name="Untitled4" style:base-cell-address="'2021'.C2"/>
      <style:map style:condition="cell-content()=&quot;#5baf00&quot;" style:apply-style-name="Untitled5" style:base-cell-address="'2021'.C2"/>
      <style:map style:condition="cell-content()=&quot;#199300&quot;" style:apply-style-name="Untitled6" style:base-cell-address="'2021'.C2"/>
      <style:map style:condition="cell-content()=&quot;#005203&quot;" style:apply-style-name="Untitled7" style:base-cell-address="'2021'.C2"/>
      <style:map style:condition="cell-content()=&quot;#001900&quot;" style:apply-style-name="Untitled9" style:base-cell-address="'2021'.C2"/>
      <style:map style:condition="cell-content()=&quot;#ff8201&quot;" style:apply-style-name="Untitled10" style:base-cell-address="'2021'.C2"/>
    </style:style>
    <style:style style:name="ce132" style:family="table-cell" style:parent-style-name="Default">
      <style:table-cell-properties style:vertical-align="top"/>
      <style:text-properties fo:font-size="12pt" style:font-size-asian="12pt" style:font-size-complex="12pt"/>
      <style:map style:condition="cell-content()=0" style:apply-style-name="Accent" style:base-cell-address="'2021'.C2"/>
    </style:style>
  </office:automatic-styles>
  <office:body>
    <office:spreadsheet>
      <table:calculation-settings table:automatic-find-labels="false" table:use-regular-expressions="false" table:use-wildcards="true"/>
      <table:table table:name="coloring of regions" table:style-name="ta1">
        <table:table-column table:style-name="co1" table:default-cell-style-name="ce79"/>
        <table:table-column table:style-name="co2" table:default-cell-style-name="ce83"/>
        <table:table-column table:style-name="co3" table:default-cell-style-name="ce83"/>
        <table:table-column table:style-name="co4" table:default-cell-style-name="ce83"/>
        <table:table-column table:style-name="co5" table:default-cell-style-name="ce83"/>
        <table:table-column table:style-name="co7" table:default-cell-style-name="ce79"/>
        <table:table-column table:style-name="co9" table:default-cell-style-name="ce79"/>
        <table:table-column table:style-name="co8" table:number-columns-repeated="1017" table:default-cell-style-name="ce79"/>
        <table:table-row table:style-name="ro1">
          <table:table-cell table:style-name="ce78" office:value-type="string" calcext:value-type="string">
            <text:p>субъект России</text:p>
          </table:table-cell>
          <table:table-cell table:style-name="ce78" office:value-type="float" office:value="2019" calcext:value-type="float">
            <text:p>2019</text:p>
          </table:table-cell>
          <table:table-cell table:style-name="ce78" office:value-type="string" calcext:value-type="string">
            <text:p>2019_color</text:p>
          </table:table-cell>
          <table:table-cell table:style-name="ce78" office:value-type="float" office:value="2020" calcext:value-type="float">
            <text:p>2020</text:p>
          </table:table-cell>
          <table:table-cell table:style-name="ce78" office:value-type="string" calcext:value-type="string">
            <text:p>2020_color</text:p>
          </table:table-cell>
          <table:table-cell table:style-name="ce78" office:value-type="float" office:value="2021" calcext:value-type="float">
            <text:p>2021</text:p>
          </table:table-cell>
          <table:table-cell table:style-name="ce78" office:value-type="string" calcext:value-type="string">
            <text:p>2021_co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table:style-name="ce81" office:value-type="float" office:value="68.09" calcext:value-type="float">
            <text:p>68,09</text:p>
          </table:table-cell>
          <table:table-cell table:style-name="ce18" office:value-type="string" calcext:value-type="string">
            <text:p>#f9e600</text:p>
          </table:table-cell>
          <table:table-cell table:style-name="ce81" office:value-type="float" office:value="65.82" calcext:value-type="float">
            <text:p>65,82</text:p>
          </table:table-cell>
          <table:table-cell table:style-name="ce29" office:value-type="string" calcext:value-type="string">
            <text:p>#ffba00</text:p>
          </table:table-cell>
          <table:table-cell table:style-name="Default" office:value-type="float" office:value="64.87" calcext:value-type="float">
            <text:p>64.87</text:p>
          </table:table-cell>
          <table:table-cell table:style-name="ce74" office:value-type="string" calcext:value-type="string">
            <text:p>#ff8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Тыва</text:p>
          </table:table-cell>
          <table:table-cell table:style-name="ce81" office:value-type="float" office:value="67.57" calcext:value-type="float">
            <text:p>67,57</text:p>
          </table:table-cell>
          <table:table-cell table:style-name="ce18" office:value-type="string" calcext:value-type="string">
            <text:p>#f9e600</text:p>
          </table:table-cell>
          <table:table-cell table:style-name="ce81" office:value-type="float" office:value="66.25" calcext:value-type="float">
            <text:p>66,25</text:p>
          </table:table-cell>
          <table:table-cell table:style-name="ce29" office:value-type="string" calcext:value-type="string">
            <text:p>#ffba00</text:p>
          </table:table-cell>
          <table:table-cell table:style-name="Default" office:value-type="float" office:value="66.87" calcext:value-type="float">
            <text:p>66.87</text:p>
          </table:table-cell>
          <table:table-cell table:style-name="ce74" office:value-type="string" calcext:value-type="string">
            <text:p>#ffba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table:style-name="ce81" office:value-type="float" office:value="68.66" calcext:value-type="float">
            <text:p>68,66</text:p>
          </table:table-cell>
          <table:table-cell table:style-name="ce18" office:value-type="string" calcext:value-type="string">
            <text:p>#f9e600</text:p>
          </table:table-cell>
          <table:table-cell table:style-name="ce81" office:value-type="float" office:value="67.38" calcext:value-type="float">
            <text:p>67,38</text:p>
          </table:table-cell>
          <table:table-cell table:style-name="ce29" office:value-type="string" calcext:value-type="string">
            <text:p>#ffba00</text:p>
          </table:table-cell>
          <table:table-cell table:style-name="Default" office:value-type="float" office:value="66.3" calcext:value-type="float">
            <text:p>66.3</text:p>
          </table:table-cell>
          <table:table-cell table:style-name="ce74" office:value-type="string" calcext:value-type="string">
            <text:p>#ffba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table:style-name="ce81" office:value-type="float" office:value="68.08" calcext:value-type="float">
            <text:p>68,08</text:p>
          </table:table-cell>
          <table:table-cell table:style-name="ce18" office:value-type="string" calcext:value-type="string">
            <text:p>#f9e600</text:p>
          </table:table-cell>
          <table:table-cell table:style-name="ce81" office:value-type="float" office:value="67.5" calcext:value-type="float">
            <text:p>67,5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6.12" calcext:value-type="float">
            <text:p>66.12</text:p>
          </table:table-cell>
          <table:table-cell table:style-name="ce74" office:value-type="string" calcext:value-type="string">
            <text:p>#ffba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table:style-name="ce81" office:value-type="float" office:value="68.88" calcext:value-type="float">
            <text:p>68,88</text:p>
          </table:table-cell>
          <table:table-cell table:style-name="ce18" office:value-type="string" calcext:value-type="string">
            <text:p>#f9e600</text:p>
          </table:table-cell>
          <table:table-cell table:style-name="ce81" office:value-type="float" office:value="68.23" calcext:value-type="float">
            <text:p>68,23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6.82" calcext:value-type="float">
            <text:p>66.82</text:p>
          </table:table-cell>
          <table:table-cell table:style-name="ce74" office:value-type="string" calcext:value-type="string">
            <text:p>#ffba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table:style-name="ce81" office:value-type="float" office:value="69.55" calcext:value-type="float">
            <text:p>69,55</text:p>
          </table:table-cell>
          <table:table-cell table:style-name="ce18" office:value-type="string" calcext:value-type="string">
            <text:p>#f9e600</text:p>
          </table:table-cell>
          <table:table-cell table:style-name="ce81" office:value-type="float" office:value="68.25" calcext:value-type="float">
            <text:p>68,25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6.8" calcext:value-type="float">
            <text:p>66.8</text:p>
          </table:table-cell>
          <table:table-cell table:style-name="ce74" office:value-type="string" calcext:value-type="string">
            <text:p>#ffba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емеровская область - Кузбасс</text:p>
          </table:table-cell>
          <table:table-cell table:style-name="ce81" office:value-type="float" office:value="69.78" calcext:value-type="float">
            <text:p>69,78</text:p>
          </table:table-cell>
          <table:table-cell table:style-name="ce18" office:value-type="string" calcext:value-type="string">
            <text:p>#f9e600</text:p>
          </table:table-cell>
          <table:table-cell table:style-name="ce81" office:value-type="float" office:value="68.51" calcext:value-type="float">
            <text:p>68,51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7.61" calcext:value-type="float">
            <text:p>67.61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table:style-name="ce81" office:value-type="float" office:value="70.05" calcext:value-type="float">
            <text:p>70,05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8.61" calcext:value-type="float">
            <text:p>68,61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7.85" calcext:value-type="float">
            <text:p>67.85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table:style-name="ce81" office:value-type="float" office:value="69.66" calcext:value-type="float">
            <text:p>69,66</text:p>
          </table:table-cell>
          <table:table-cell table:style-name="ce18" office:value-type="string" calcext:value-type="string">
            <text:p>#f9e600</text:p>
          </table:table-cell>
          <table:table-cell table:style-name="ce81" office:value-type="float" office:value="69.04" calcext:value-type="float">
            <text:p>69,04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7.41" calcext:value-type="float">
            <text:p>67.41</text:p>
          </table:table-cell>
          <table:table-cell table:style-name="ce74" office:value-type="string" calcext:value-type="string">
            <text:p>#ffba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table:style-name="ce81" office:value-type="float" office:value="70.65" calcext:value-type="float">
            <text:p>70,65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13" calcext:value-type="float">
            <text:p>69,13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7.69" calcext:value-type="float">
            <text:p>67.6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table:style-name="ce81" office:value-type="float" office:value="70.29" calcext:value-type="float">
            <text:p>70,29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15" calcext:value-type="float">
            <text:p>69,15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7.86" calcext:value-type="float">
            <text:p>67.86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амчатский край</text:p>
          </table:table-cell>
          <table:table-cell table:style-name="ce81" office:value-type="float" office:value="70.57" calcext:value-type="float">
            <text:p>70,57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27" calcext:value-type="float">
            <text:p>69,27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8.09" calcext:value-type="float">
            <text:p>68.0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риморский край</text:p>
          </table:table-cell>
          <table:table-cell table:style-name="ce81" office:value-type="float" office:value="70.54" calcext:value-type="float">
            <text:p>70,54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55" calcext:value-type="float">
            <text:p>69,55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8.61" calcext:value-type="float">
            <text:p>68.61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table:style-name="ce81" office:value-type="float" office:value="70.52" calcext:value-type="float">
            <text:p>70,52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59" calcext:value-type="float">
            <text:p>69,59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7.64" calcext:value-type="float">
            <text:p>67.64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ермский край</text:p>
          </table:table-cell>
          <table:table-cell table:style-name="ce81" office:value-type="float" office:value="71.32" calcext:value-type="float">
            <text:p>71,32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59" calcext:value-type="float">
            <text:p>69,59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8.52" calcext:value-type="float">
            <text:p>68.52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table:style-name="ce81" office:value-type="float" office:value="71.46" calcext:value-type="float">
            <text:p>71,46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63" calcext:value-type="float">
            <text:p>69,63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7.31" calcext:value-type="float">
            <text:p>67.31</text:p>
          </table:table-cell>
          <table:table-cell table:style-name="ce74" office:value-type="string" calcext:value-type="string">
            <text:p>#ffba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table:style-name="ce81" office:value-type="float" office:value="70.28" calcext:value-type="float">
            <text:p>70,28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73" calcext:value-type="float">
            <text:p>69,73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8.42" calcext:value-type="float">
            <text:p>68.42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table:style-name="ce81" office:value-type="float" office:value="72.04" calcext:value-type="float">
            <text:p>72,04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73" calcext:value-type="float">
            <text:p>69,73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8.21" calcext:value-type="float">
            <text:p>68.21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table:style-name="ce81" office:value-type="float" office:value="71.24" calcext:value-type="float">
            <text:p>71,24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76" calcext:value-type="float">
            <text:p>69,76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7.87" calcext:value-type="float">
            <text:p>67.87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table:style-name="ce81" office:value-type="float" office:value="71.75" calcext:value-type="float">
            <text:p>71,75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81" calcext:value-type="float">
            <text:p>69,81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8.29" calcext:value-type="float">
            <text:p>68.2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table:style-name="ce81" office:value-type="float" office:value="71.16" calcext:value-type="float">
            <text:p>71,16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82" calcext:value-type="float">
            <text:p>69,82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8.34" calcext:value-type="float">
            <text:p>68.34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table:style-name="ce81" office:value-type="float" office:value="71.14" calcext:value-type="float">
            <text:p>71,14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69.94" calcext:value-type="float">
            <text:p>69,94</text:p>
          </table:table-cell>
          <table:table-cell table:style-name="ce29" office:value-type="string" calcext:value-type="string">
            <text:p>#f9e600</text:p>
          </table:table-cell>
          <table:table-cell table:style-name="Default" office:value-type="float" office:value="68.29" calcext:value-type="float">
            <text:p>68.2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table:style-name="ce81" office:value-type="float" office:value="71.87" calcext:value-type="float">
            <text:p>71,87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03" calcext:value-type="float">
            <text:p>70,03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11" calcext:value-type="float">
            <text:p>68.11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table:style-name="ce81" office:value-type="float" office:value="71.05" calcext:value-type="float">
            <text:p>71,05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06" calcext:value-type="float">
            <text:p>70,06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49" calcext:value-type="float">
            <text:p>68.4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table:style-name="ce81" office:value-type="float" office:value="72.56" calcext:value-type="float">
            <text:p>72,56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0.1" calcext:value-type="float">
            <text:p>70,1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97" calcext:value-type="float">
            <text:p>68.97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table:style-name="ce81" office:value-type="float" office:value="71.89" calcext:value-type="float">
            <text:p>71,89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1" calcext:value-type="float">
            <text:p>70,1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" calcext:value-type="float">
            <text:p>68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table:style-name="ce81" office:value-type="float" office:value="71.81" calcext:value-type="float">
            <text:p>71,81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15" calcext:value-type="float">
            <text:p>70,15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79" calcext:value-type="float">
            <text:p>68.7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Алтайский край</text:p>
          </table:table-cell>
          <table:table-cell table:style-name="ce81" office:value-type="float" office:value="71.61" calcext:value-type="float">
            <text:p>71,61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19" calcext:value-type="float">
            <text:p>70,19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6" calcext:value-type="float">
            <text:p>68.6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table:style-name="ce81" office:value-type="float" office:value="72.21" calcext:value-type="float">
            <text:p>72,21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2" calcext:value-type="float">
            <text:p>70,2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97" calcext:value-type="float">
            <text:p>68.97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table:style-name="ce81" office:value-type="float" office:value="72.08" calcext:value-type="float">
            <text:p>72,08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29" calcext:value-type="float">
            <text:p>70,29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16" calcext:value-type="float">
            <text:p>69.16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table:style-name="ce81" office:value-type="float" office:value="70.77" calcext:value-type="float">
            <text:p>70,77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29" calcext:value-type="float">
            <text:p>70,29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91" calcext:value-type="float">
            <text:p>68.91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Коми</text:p>
          </table:table-cell>
          <table:table-cell table:style-name="ce81" office:value-type="float" office:value="71.3" calcext:value-type="float">
            <text:p>71,3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3" calcext:value-type="float">
            <text:p>70,3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32" calcext:value-type="float">
            <text:p>68.32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table:style-name="ce81" office:value-type="float" office:value="72.25" calcext:value-type="float">
            <text:p>72,25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32" calcext:value-type="float">
            <text:p>70,32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19" calcext:value-type="float">
            <text:p>69.1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мская область</text:p>
          </table:table-cell>
          <table:table-cell table:style-name="ce81" office:value-type="float" office:value="72.32" calcext:value-type="float">
            <text:p>72,32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32" calcext:value-type="float">
            <text:p>70,32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02" calcext:value-type="float">
            <text:p>69.02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table:style-name="ce81" office:value-type="float" office:value="72.32" calcext:value-type="float">
            <text:p>72,32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33" calcext:value-type="float">
            <text:p>70,33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93" calcext:value-type="float">
            <text:p>68.93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table:style-name="ce81" office:value-type="float" office:value="72.64" calcext:value-type="float">
            <text:p>72,64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0.36" calcext:value-type="float">
            <text:p>70,36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49" calcext:value-type="float">
            <text:p>69.4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table:style-name="ce81" office:value-type="float" office:value="72.35" calcext:value-type="float">
            <text:p>72,35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38" calcext:value-type="float">
            <text:p>70,38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16" calcext:value-type="float">
            <text:p>69.16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table:style-name="ce81" office:value-type="float" office:value="72.77" calcext:value-type="float">
            <text:p>72,77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0.45" calcext:value-type="float">
            <text:p>70,45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33" calcext:value-type="float">
            <text:p>69.33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рская область</text:p>
          </table:table-cell>
          <table:table-cell table:style-name="ce81" office:value-type="float" office:value="72.27" calcext:value-type="float">
            <text:p>72,27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52" calcext:value-type="float">
            <text:p>70,52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56" calcext:value-type="float">
            <text:p>68.56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table:style-name="ce81" office:value-type="float" office:value="73.34" calcext:value-type="float">
            <text:p>73,34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0.59" calcext:value-type="float">
            <text:p>70,59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58" calcext:value-type="float">
            <text:p>68.58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table:style-name="ce81" office:value-type="float" office:value="72.31" calcext:value-type="float">
            <text:p>72,31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63" calcext:value-type="float">
            <text:p>70,63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67" calcext:value-type="float">
            <text:p>68.67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table:style-name="ce81" office:value-type="float" office:value="71.84" calcext:value-type="float">
            <text:p>71,84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66" calcext:value-type="float">
            <text:p>70,66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02" calcext:value-type="float">
            <text:p>69.02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table:style-name="ce81" office:value-type="float" office:value="71.82" calcext:value-type="float">
            <text:p>71,82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71" calcext:value-type="float">
            <text:p>70,71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08" calcext:value-type="float">
            <text:p>69.08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table:style-name="ce81" office:value-type="float" office:value="72.35" calcext:value-type="float">
            <text:p>72,35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0.92" calcext:value-type="float">
            <text:p>70,92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78" calcext:value-type="float">
            <text:p>68.78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table:style-name="ce81" office:value-type="float" office:value="72.92" calcext:value-type="float">
            <text:p>72,92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0.94" calcext:value-type="float">
            <text:p>70,94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07" calcext:value-type="float">
            <text:p>69.07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table:style-name="ce81" office:value-type="float" office:value="73.2" calcext:value-type="float">
            <text:p>73,2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0.95" calcext:value-type="float">
            <text:p>70,95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8.61" calcext:value-type="float">
            <text:p>68.61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table:style-name="ce81" office:value-type="float" office:value="72.96" calcext:value-type="float">
            <text:p>72,96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0.98" calcext:value-type="float">
            <text:p>70,98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05" calcext:value-type="float">
            <text:p>69.05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Чувашская Республика (Чувашия)</text:p>
          </table:table-cell>
          <table:table-cell table:style-name="ce81" office:value-type="float" office:value="73.44" calcext:value-type="float">
            <text:p>73,44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03" calcext:value-type="float">
            <text:p>71,03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99" calcext:value-type="float">
            <text:p>69.9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table:style-name="ce81" office:value-type="float" office:value="72.8" calcext:value-type="float">
            <text:p>72,8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03" calcext:value-type="float">
            <text:p>71,03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99" calcext:value-type="float">
            <text:p>69.9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table:style-name="ce81" office:value-type="float" office:value="72.9" calcext:value-type="float">
            <text:p>72,9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05" calcext:value-type="float">
            <text:p>71,05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46" calcext:value-type="float">
            <text:p>69.46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table:style-name="ce81" office:value-type="float" office:value="73" calcext:value-type="float">
            <text:p>73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1" calcext:value-type="float">
            <text:p>71,1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98" calcext:value-type="float">
            <text:p>69.98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table:style-name="ce81" office:value-type="float" office:value="73.07" calcext:value-type="float">
            <text:p>73,07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14" calcext:value-type="float">
            <text:p>71,14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08" calcext:value-type="float">
            <text:p>69.08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Томская область</text:p>
          </table:table-cell>
          <table:table-cell table:style-name="ce81" office:value-type="float" office:value="72.85" calcext:value-type="float">
            <text:p>72,85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17" calcext:value-type="float">
            <text:p>71,17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7" calcext:value-type="float">
            <text:p>69.7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style-name="ce81" office:value-type="float" office:value="72.71" calcext:value-type="float">
            <text:p>72,71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2" calcext:value-type="float">
            <text:p>71,2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7" calcext:value-type="float">
            <text:p>69.7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table:style-name="ce81" office:value-type="float" office:value="73.61" calcext:value-type="float">
            <text:p>73,61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34" calcext:value-type="float">
            <text:p>71,34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97" calcext:value-type="float">
            <text:p>69.97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81" office:value-type="float" office:value="72.34" calcext:value-type="float">
            <text:p>72,34</text:p>
          </table:table-cell>
          <table:table-cell table:style-name="ce18" office:value-type="string" calcext:value-type="string">
            <text:p>#deff00</text:p>
          </table:table-cell>
          <table:table-cell table:style-name="ce81" office:value-type="float" office:value="71.35" calcext:value-type="float">
            <text:p>71,35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6" calcext:value-type="float">
            <text:p>69.6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table:style-name="ce81" office:value-type="float" office:value="72.96" calcext:value-type="float">
            <text:p>72,96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42" calcext:value-type="float">
            <text:p>71,42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73" calcext:value-type="float">
            <text:p>69.73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table:style-name="ce81" office:value-type="float" office:value="73.64" calcext:value-type="float">
            <text:p>73,64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53" calcext:value-type="float">
            <text:p>71,53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70.17" calcext:value-type="float">
            <text:p>70.17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table:style-name="ce80" office:value-type="string" calcext:value-type="string">
            <text:p>Россия в среднем</text:p>
          </table:table-cell>
          <table:table-cell table:style-name="ce82" office:value-type="float" office:value="73.34" calcext:value-type="float">
            <text:p>73,34</text:p>
          </table:table-cell>
          <table:table-cell table:style-name="ce19" office:value-type="string" calcext:value-type="string">
            <text:p>#9ad100</text:p>
          </table:table-cell>
          <table:table-cell table:style-name="ce82" office:value-type="float" office:value="71.54" calcext:value-type="float">
            <text:p>71,54</text:p>
          </table:table-cell>
          <table:table-cell table:style-name="ce30" office:value-type="string" calcext:value-type="string">
            <text:p>#deff00</text:p>
          </table:table-cell>
          <table:table-cell table:style-name="Default" office:value-type="float" office:value="70.06" calcext:value-type="float">
            <text:p>70.06</text:p>
          </table:table-cell>
          <table:table-cell table:style-name="ce74" office:value-type="string" calcext:value-type="string">
            <text:p>#deff00</text:p>
          </table:table-cell>
          <table:table-cell table:style-name="ce80" table:number-columns-repeated="1017"/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table:style-name="ce81" office:value-type="float" office:value="73.95" calcext:value-type="float">
            <text:p>73,95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6" calcext:value-type="float">
            <text:p>71,6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70.24" calcext:value-type="float">
            <text:p>70.24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table:style-name="ce81" office:value-type="float" office:value="73.86" calcext:value-type="float">
            <text:p>73,86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67" calcext:value-type="float">
            <text:p>71,67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70.35" calcext:value-type="float">
            <text:p>70.35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table:style-name="ce81" office:value-type="float" office:value="73.56" calcext:value-type="float">
            <text:p>73,56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78" calcext:value-type="float">
            <text:p>71,78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88" calcext:value-type="float">
            <text:p>69.88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table:style-name="ce81" office:value-type="float" office:value="73.63" calcext:value-type="float">
            <text:p>73,63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91" calcext:value-type="float">
            <text:p>71,91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49" calcext:value-type="float">
            <text:p>69.4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table:style-name="ce81" office:value-type="float" office:value="74.07" calcext:value-type="float">
            <text:p>74,07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1.98" calcext:value-type="float">
            <text:p>71,98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96" calcext:value-type="float">
            <text:p>69.96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table:style-name="ce81" office:value-type="float" office:value="73.86" calcext:value-type="float">
            <text:p>73,86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2.01" calcext:value-type="float">
            <text:p>72,01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9" calcext:value-type="float">
            <text:p>69.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table:style-name="ce81" office:value-type="float" office:value="73.69" calcext:value-type="float">
            <text:p>73,69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2.04" calcext:value-type="float">
            <text:p>72,04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69.79" calcext:value-type="float">
            <text:p>69.79</text:p>
          </table:table-cell>
          <table:table-cell table:style-name="ce7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table:style-name="ce81" office:value-type="float" office:value="75.88" calcext:value-type="float">
            <text:p>75,88</text:p>
          </table:table-cell>
          <table:table-cell table:style-name="ce18" office:value-type="string" calcext:value-type="string">
            <text:p>#5baf00</text:p>
          </table:table-cell>
          <table:table-cell table:style-name="ce81" office:value-type="float" office:value="72.11" calcext:value-type="float">
            <text:p>72,11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73" calcext:value-type="float">
            <text:p>73</text:p>
          </table:table-cell>
          <table:table-cell table:style-name="ce74" office:value-type="string" calcext:value-type="string">
            <text:p>#9ad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81" office:value-type="float" office:value="74.04" calcext:value-type="float">
            <text:p>74,04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2.24" calcext:value-type="float">
            <text:p>72,24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71.26" calcext:value-type="float">
            <text:p>71.26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table:style-name="ce81" office:value-type="float" office:value="73.91" calcext:value-type="float">
            <text:p>73,91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2.24" calcext:value-type="float">
            <text:p>72,24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70.53" calcext:value-type="float">
            <text:p>70.53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table:style-name="ce81" office:value-type="float" office:value="74.21" calcext:value-type="float">
            <text:p>74,21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2.37" calcext:value-type="float">
            <text:p>72,37</text:p>
          </table:table-cell>
          <table:table-cell table:style-name="ce29" office:value-type="string" calcext:value-type="string">
            <text:p>#deff00</text:p>
          </table:table-cell>
          <table:table-cell table:style-name="Default" office:value-type="float" office:value="70.67" calcext:value-type="float">
            <text:p>70.67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table:style-name="ce81" office:value-type="float" office:value="75.03" calcext:value-type="float">
            <text:p>75,03</text:p>
          </table:table-cell>
          <table:table-cell table:style-name="ce20" office:value-type="string" calcext:value-type="string">
            <text:p>#5baf00</text:p>
          </table:table-cell>
          <table:table-cell table:style-name="ce81" office:value-type="float" office:value="72.61" calcext:value-type="float">
            <text:p>72,61</text:p>
          </table:table-cell>
          <table:table-cell table:style-name="ce29" office:value-type="string" calcext:value-type="string">
            <text:p>#9ad100</text:p>
          </table:table-cell>
          <table:table-cell table:style-name="Default" office:value-type="float" office:value="71.28" calcext:value-type="float">
            <text:p>71.28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table:style-name="ce81" office:value-type="float" office:value="74.84" calcext:value-type="float">
            <text:p>74,84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2.93" calcext:value-type="float">
            <text:p>72,93</text:p>
          </table:table-cell>
          <table:table-cell table:style-name="ce29" office:value-type="string" calcext:value-type="string">
            <text:p>#9ad100</text:p>
          </table:table-cell>
          <table:table-cell table:style-name="Default" office:value-type="float" office:value="71.4" calcext:value-type="float">
            <text:p>71.4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table:style-name="ce81" office:value-type="float" office:value="73.56" calcext:value-type="float">
            <text:p>73,56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2.93" calcext:value-type="float">
            <text:p>72,93</text:p>
          </table:table-cell>
          <table:table-cell table:style-name="ce29" office:value-type="string" calcext:value-type="string">
            <text:p>#9ad100</text:p>
          </table:table-cell>
          <table:table-cell table:style-name="Default" office:value-type="float" office:value="70.99" calcext:value-type="float">
            <text:p>70.99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table:style-name="ce81" office:value-type="float" office:value="74.66" calcext:value-type="float">
            <text:p>74,66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3.2" calcext:value-type="float">
            <text:p>73,2</text:p>
          </table:table-cell>
          <table:table-cell table:style-name="ce29" office:value-type="string" calcext:value-type="string">
            <text:p>#9ad100</text:p>
          </table:table-cell>
          <table:table-cell table:style-name="Default" office:value-type="float" office:value="71.66" calcext:value-type="float">
            <text:p>71.66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table:style-name="ce81" office:value-type="float" office:value="73.85" calcext:value-type="float">
            <text:p>73,85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3.27" calcext:value-type="float">
            <text:p>73,27</text:p>
          </table:table-cell>
          <table:table-cell table:style-name="ce29" office:value-type="string" calcext:value-type="string">
            <text:p>#9ad100</text:p>
          </table:table-cell>
          <table:table-cell table:style-name="Default" office:value-type="float" office:value="71.22" calcext:value-type="float">
            <text:p>71.22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style-name="ce81" office:value-type="float" office:value="73.53" calcext:value-type="float">
            <text:p>73,53</text:p>
          </table:table-cell>
          <table:table-cell table:style-name="ce18" office:value-type="string" calcext:value-type="string">
            <text:p>#9ad100</text:p>
          </table:table-cell>
          <table:table-cell table:style-name="ce81" office:value-type="float" office:value="73.58" calcext:value-type="float">
            <text:p>73,58</text:p>
          </table:table-cell>
          <table:table-cell table:style-name="ce29" office:value-type="string" calcext:value-type="string">
            <text:p>#9ad100</text:p>
          </table:table-cell>
          <table:table-cell table:style-name="Default" office:value-type="float" office:value="72.25" calcext:value-type="float">
            <text:p>72.25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table:style-name="ce81" office:value-type="float" office:value="76.31" calcext:value-type="float">
            <text:p>76,31</text:p>
          </table:table-cell>
          <table:table-cell table:style-name="ce18" office:value-type="string" calcext:value-type="string">
            <text:p>#5baf00</text:p>
          </table:table-cell>
          <table:table-cell table:style-name="ce81" office:value-type="float" office:value="73.99" calcext:value-type="float">
            <text:p>73,99</text:p>
          </table:table-cell>
          <table:table-cell table:style-name="ce29" office:value-type="string" calcext:value-type="string">
            <text:p>#9ad100</text:p>
          </table:table-cell>
          <table:table-cell table:style-name="Default" office:value-type="float" office:value="72.51" calcext:value-type="float">
            <text:p>72.51</text:p>
          </table:table-cell>
          <table:table-cell table:style-name="ce74" office:value-type="string" calcext:value-type="string">
            <text:p>#9ad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table:style-name="ce81" office:value-type="float" office:value="75.75" calcext:value-type="float">
            <text:p>75,75</text:p>
          </table:table-cell>
          <table:table-cell table:style-name="ce18" office:value-type="string" calcext:value-type="string">
            <text:p>#5baf00</text:p>
          </table:table-cell>
          <table:table-cell table:style-name="ce81" office:value-type="float" office:value="74.08" calcext:value-type="float">
            <text:p>74,08</text:p>
          </table:table-cell>
          <table:table-cell table:style-name="ce29" office:value-type="string" calcext:value-type="string">
            <text:p>#9ad100</text:p>
          </table:table-cell>
          <table:table-cell table:style-name="Default" office:value-type="float" office:value="72.47" calcext:value-type="float">
            <text:p>72.47</text:p>
          </table:table-cell>
          <table:table-cell table:style-name="ce74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table:style-name="ce81" office:value-type="float" office:value="76.46" calcext:value-type="float">
            <text:p>76,46</text:p>
          </table:table-cell>
          <table:table-cell table:style-name="ce18" office:value-type="string" calcext:value-type="string">
            <text:p>#5baf00</text:p>
          </table:table-cell>
          <table:table-cell table:style-name="ce81" office:value-type="float" office:value="74.37" calcext:value-type="float">
            <text:p>74,37</text:p>
          </table:table-cell>
          <table:table-cell table:style-name="ce29" office:value-type="string" calcext:value-type="string">
            <text:p>#9ad100</text:p>
          </table:table-cell>
          <table:table-cell table:style-name="Default" office:value-type="float" office:value="73.77" calcext:value-type="float">
            <text:p>73.77</text:p>
          </table:table-cell>
          <table:table-cell table:style-name="ce74" office:value-type="string" calcext:value-type="string">
            <text:p>#9ad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table:style-name="ce81" office:value-type="float" office:value="76.21" calcext:value-type="float">
            <text:p>76,21</text:p>
          </table:table-cell>
          <table:table-cell table:style-name="ce18" office:value-type="string" calcext:value-type="string">
            <text:p>#5baf00</text:p>
          </table:table-cell>
          <table:table-cell table:style-name="ce81" office:value-type="float" office:value="74.82" calcext:value-type="float">
            <text:p>74,82</text:p>
          </table:table-cell>
          <table:table-cell table:style-name="ce29" office:value-type="string" calcext:value-type="string">
            <text:p>#9ad100</text:p>
          </table:table-cell>
          <table:table-cell table:style-name="Default" office:value-type="float" office:value="73.47" calcext:value-type="float">
            <text:p>73.47</text:p>
          </table:table-cell>
          <table:table-cell table:style-name="ce74" office:value-type="string" calcext:value-type="string">
            <text:p>#9ad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г. Москва</text:p>
          </table:table-cell>
          <table:table-cell table:style-name="ce81" office:value-type="float" office:value="78.36" calcext:value-type="float">
            <text:p>78,36</text:p>
          </table:table-cell>
          <table:table-cell table:style-name="ce18" office:value-type="string" calcext:value-type="string">
            <text:p>#199300</text:p>
          </table:table-cell>
          <table:table-cell table:style-name="ce81" office:value-type="float" office:value="76.2" calcext:value-type="float">
            <text:p>76,2</text:p>
          </table:table-cell>
          <table:table-cell table:style-name="ce29" office:value-type="string" calcext:value-type="string">
            <text:p>#5baf00</text:p>
          </table:table-cell>
          <table:table-cell table:style-name="Default" office:value-type="float" office:value="74.55" calcext:value-type="float">
            <text:p>74.55</text:p>
          </table:table-cell>
          <table:table-cell table:style-name="ce74" office:value-type="string" calcext:value-type="string">
            <text:p>#9ad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table:style-name="ce81" office:value-type="float" office:value="79.1" calcext:value-type="float">
            <text:p>79,1</text:p>
          </table:table-cell>
          <table:table-cell table:style-name="ce18" office:value-type="string" calcext:value-type="string">
            <text:p>#199300</text:p>
          </table:table-cell>
          <table:table-cell table:style-name="ce81" office:value-type="float" office:value="76.43" calcext:value-type="float">
            <text:p>76,43</text:p>
          </table:table-cell>
          <table:table-cell table:style-name="ce29" office:value-type="string" calcext:value-type="string">
            <text:p>#5baf00</text:p>
          </table:table-cell>
          <table:table-cell table:style-name="Default" office:value-type="float" office:value="76.59" calcext:value-type="float">
            <text:p>76.59</text:p>
          </table:table-cell>
          <table:table-cell table:style-name="ce74" office:value-type="string" calcext:value-type="string">
            <text:p>#5ba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table:style-name="ce81" office:value-type="float" office:value="83.4" calcext:value-type="float">
            <text:p>83,4</text:p>
          </table:table-cell>
          <table:table-cell table:style-name="ce18" office:value-type="string" calcext:value-type="string">
            <text:p>#001900</text:p>
          </table:table-cell>
          <table:table-cell table:style-name="ce81" office:value-type="float" office:value="81.48" calcext:value-type="float">
            <text:p>81,48</text:p>
          </table:table-cell>
          <table:table-cell table:style-name="ce29" office:value-type="string" calcext:value-type="string">
            <text:p>#005203</text:p>
          </table:table-cell>
          <table:table-cell table:style-name="Default" office:value-type="float" office:value="80.52" calcext:value-type="float">
            <text:p>80.52</text:p>
          </table:table-cell>
          <table:table-cell table:style-name="ce74" office:value-type="string" calcext:value-type="string">
            <text:p>#005203</text:p>
          </table:table-cell>
          <table:table-cell table:number-columns-repeated="1017"/>
        </table:table-row>
        <table:table-row table:style-name="ro1">
          <table:table-cell/>
          <table:table-cell table:style-name="ce81"/>
          <table:table-cell table:style-name="ce21"/>
          <table:table-cell table:style-name="ce81"/>
          <table:table-cell table:style-name="ce21"/>
          <table:table-cell/>
          <table:table-cell table:style-name="ce75"/>
          <table:table-cell table:number-columns-repeated="1017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81" office:value-type="float" office:value="72.34" calcext:value-type="float">
            <text:p>72,34</text:p>
          </table:table-cell>
          <table:table-cell table:style-name="ce22" office:value-type="string" calcext:value-type="string">
            <text:p>#deff00</text:p>
          </table:table-cell>
          <table:table-cell table:style-name="ce81" office:value-type="float" office:value="71.35" calcext:value-type="float">
            <text:p>71,35</text:p>
          </table:table-cell>
          <table:table-cell table:style-name="ce31" office:value-type="string" calcext:value-type="string">
            <text:p>#deff00</text:p>
          </table:table-cell>
          <table:table-cell table:style-name="Default" office:value-type="float" office:value="69.6" calcext:value-type="float">
            <text:p>69.6</text:p>
          </table:table-cell>
          <table:table-cell table:style-name="ce107" office:value-type="string" calcext:value-type="string">
            <text:p>#f9e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Архангельская область</text:p>
            <text:p>(кроме Ненецкого автономного округа)</text:p>
          </table:table-cell>
          <table:table-cell table:style-name="ce81" office:value-type="float" office:value="72.3" calcext:value-type="float">
            <text:p>72,3</text:p>
          </table:table-cell>
          <table:table-cell table:style-name="ce23" office:value-type="string" calcext:value-type="string">
            <text:p>#deff00</text:p>
          </table:table-cell>
          <table:table-cell table:style-name="ce81" office:value-type="float" office:value="71.39" calcext:value-type="float">
            <text:p>71,39</text:p>
          </table:table-cell>
          <table:table-cell table:style-name="ce32" office:value-type="string" calcext:value-type="string">
            <text:p>#deff00</text:p>
          </table:table-cell>
          <table:table-cell table:style-name="Default" office:value-type="float" office:value="69.6" calcext:value-type="float">
            <text:p>69.6</text:p>
          </table:table-cell>
          <table:table-cell table:style-name="ce107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енецкий автономный округ(Архангельская область) </text:p>
          </table:table-cell>
          <table:table-cell table:style-name="ce81" office:value-type="float" office:value="73.19" calcext:value-type="float">
            <text:p>73,19</text:p>
          </table:table-cell>
          <table:table-cell table:style-name="ce24" office:value-type="string" calcext:value-type="string">
            <text:p>#9ad100</text:p>
          </table:table-cell>
          <table:table-cell table:style-name="ce81" office:value-type="float" office:value="70.4" calcext:value-type="float">
            <text:p>70,4</text:p>
          </table:table-cell>
          <table:table-cell table:style-name="ce33" office:value-type="string" calcext:value-type="string">
            <text:p>#deff00</text:p>
          </table:table-cell>
          <table:table-cell table:style-name="Default" office:value-type="float" office:value="69.39" calcext:value-type="float">
            <text:p>69.39</text:p>
          </table:table-cell>
          <table:table-cell table:style-name="ce107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/>
          <table:table-cell table:style-name="ce81"/>
          <table:table-cell table:style-name="ce21"/>
          <table:table-cell table:style-name="ce81"/>
          <table:table-cell table:style-name="ce21"/>
          <table:table-cell/>
          <table:table-cell table:style-name="ce75"/>
          <table:table-cell table:number-columns-repeated="1017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81" office:value-type="float" office:value="74.04" calcext:value-type="float">
            <text:p>74,04</text:p>
          </table:table-cell>
          <table:table-cell table:style-name="ce25" office:value-type="string" calcext:value-type="string">
            <text:p>#9ad100</text:p>
          </table:table-cell>
          <table:table-cell table:style-name="ce81" office:value-type="float" office:value="72.24" calcext:value-type="float">
            <text:p>72,24</text:p>
          </table:table-cell>
          <table:table-cell table:style-name="ce34" office:value-type="string" calcext:value-type="string">
            <text:p>#deff00</text:p>
          </table:table-cell>
          <table:table-cell table:style-name="Default" office:value-type="float" office:value="71.26" calcext:value-type="float">
            <text:p>71.26</text:p>
          </table:table-cell>
          <table:table-cell table:style-name="ce107" office:value-type="string" calcext:value-type="string">
            <text:p>#deff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Тюменская область</text:p>
            <text:p>(кроме Ханты-Мансийского автономного округа-Югры</text:p>
            <text:p>И Ямало-Ненецкого автономного округа)</text:p>
          </table:table-cell>
          <table:table-cell table:style-name="ce81" office:value-type="float" office:value="72.75" calcext:value-type="float">
            <text:p>72,75</text:p>
          </table:table-cell>
          <table:table-cell table:style-name="ce26" office:value-type="string" calcext:value-type="string">
            <text:p>#9ad100</text:p>
          </table:table-cell>
          <table:table-cell table:style-name="ce81" office:value-type="float" office:value="71.34" calcext:value-type="float">
            <text:p>71,34</text:p>
          </table:table-cell>
          <table:table-cell table:style-name="ce35" office:value-type="string" calcext:value-type="string">
            <text:p>#deff00</text:p>
          </table:table-cell>
          <table:table-cell table:style-name="Default" office:value-type="float" office:value="70.14" calcext:value-type="float">
            <text:p>70.14</text:p>
          </table:table-cell>
          <table:table-cell table:style-name="ce107" office:value-type="string" calcext:value-type="string">
            <text:p>#deff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Ханты-Мансийский автономный округ – Югра</text:p>
            <text:p>(Тюменская область)</text:p>
          </table:table-cell>
          <table:table-cell table:style-name="ce81" office:value-type="float" office:value="75.04" calcext:value-type="float">
            <text:p>75,04</text:p>
          </table:table-cell>
          <table:table-cell table:style-name="ce27" office:value-type="string" calcext:value-type="string">
            <text:p>#5baf00</text:p>
          </table:table-cell>
          <table:table-cell table:style-name="ce81" office:value-type="float" office:value="72.87" calcext:value-type="float">
            <text:p>72,87</text:p>
          </table:table-cell>
          <table:table-cell table:style-name="ce36" office:value-type="string" calcext:value-type="string">
            <text:p>#9ad100</text:p>
          </table:table-cell>
          <table:table-cell table:style-name="Default" office:value-type="float" office:value="72.01" calcext:value-type="float">
            <text:p>72.01</text:p>
          </table:table-cell>
          <table:table-cell table:style-name="ce107" office:value-type="string" calcext:value-type="string">
            <text:p>#deff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Ямало-Ненецкий автономный округ</text:p>
            <text:p>(Тюменская область)</text:p>
          </table:table-cell>
          <table:table-cell table:style-name="ce81" office:value-type="float" office:value="74.18" calcext:value-type="float">
            <text:p>74,18</text:p>
          </table:table-cell>
          <table:table-cell table:style-name="ce28" office:value-type="string" calcext:value-type="string">
            <text:p>#9ad100</text:p>
          </table:table-cell>
          <table:table-cell table:style-name="ce81" office:value-type="float" office:value="71.91" calcext:value-type="float">
            <text:p>71,91</text:p>
          </table:table-cell>
          <table:table-cell table:style-name="ce37" office:value-type="string" calcext:value-type="string">
            <text:p>#deff00</text:p>
          </table:table-cell>
          <table:table-cell table:style-name="Default" office:value-type="float" office:value="71.7" calcext:value-type="float">
            <text:p>71.7</text:p>
          </table:table-cell>
          <table:table-cell table:style-name="ce107" office:value-type="string" calcext:value-type="string">
            <text:p>#deff00</text:p>
          </table:table-cell>
          <table:table-cell table:number-columns-repeated="101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loring of regions'.C2:'coloring of regions'.C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2"/>
          </calcext:conditional-format>
          <calcext:conditional-format calcext:target-range-address="'coloring of regions'.C2:'coloring of regions'.C84 'coloring of regions'.E2:'coloring of regions'.E84 'coloring of regions'.G2:'coloring of regions'.G84 'coloring of regions'.C86:'coloring of regions'.C88 'coloring of regions'.E86:'coloring of regions'.E88 'coloring of regions'.G86:'coloring of regions'.G88 'coloring of regions'.C90:'coloring of regions'.C93 'coloring of regions'.E90:'coloring of regions'.E93 'coloring of regions'.G90:'coloring of regions'.G93">
            <calcext:condition calcext:apply-style-name="Untitled1" calcext:value="=&quot;#ffba00&quot;" calcext:base-cell-address="'coloring of regions'.C2"/>
            <calcext:condition calcext:apply-style-name="Untitled2" calcext:value="=&quot;#f9e600&quot;" calcext:base-cell-address="'coloring of regions'.C2"/>
            <calcext:condition calcext:apply-style-name="Untitled3" calcext:value="=&quot;#deff00&quot;" calcext:base-cell-address="'coloring of regions'.C2"/>
            <calcext:condition calcext:apply-style-name="Untitled4" calcext:value="=&quot;#9ad100&quot;" calcext:base-cell-address="'coloring of regions'.C2"/>
            <calcext:condition calcext:apply-style-name="Untitled5" calcext:value="=&quot;#5baf00&quot;" calcext:base-cell-address="'coloring of regions'.C2"/>
            <calcext:condition calcext:apply-style-name="Untitled6" calcext:value="=&quot;#199300&quot;" calcext:base-cell-address="'coloring of regions'.C2"/>
            <calcext:condition calcext:apply-style-name="Untitled7" calcext:value="=&quot;#005203&quot;" calcext:base-cell-address="'coloring of regions'.C2"/>
            <calcext:condition calcext:apply-style-name="Untitled9" calcext:value="=&quot;#001900&quot;" calcext:base-cell-address="'coloring of regions'.C2"/>
            <calcext:condition calcext:apply-style-name="Untitled10" calcext:value="=&quot;#ff8201&quot;" calcext:base-cell-address="'coloring of regions'.C2"/>
          </calcext:conditional-format>
          <calcext:conditional-format calcext:target-range-address="'coloring of regions'.C86:'coloring of regions'.C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86"/>
          </calcext:conditional-format>
          <calcext:conditional-format calcext:target-range-address="'coloring of regions'.C87:'coloring of regions'.C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87"/>
          </calcext:conditional-format>
          <calcext:conditional-format calcext:target-range-address="'coloring of regions'.E86:'coloring of regions'.E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86"/>
          </calcext:conditional-format>
          <calcext:conditional-format calcext:target-range-address="'coloring of regions'.E87:'coloring of regions'.E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87"/>
          </calcext:conditional-format>
          <calcext:conditional-format calcext:target-range-address="'coloring of regions'.E88:'coloring of regions'.E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88"/>
          </calcext:conditional-format>
          <calcext:conditional-format calcext:target-range-address="'coloring of regions'.E90:'coloring of regions'.E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90"/>
          </calcext:conditional-format>
          <calcext:conditional-format calcext:target-range-address="'coloring of regions'.E91:'coloring of regions'.E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91"/>
          </calcext:conditional-format>
          <calcext:conditional-format calcext:target-range-address="'coloring of regions'.E93:'coloring of regions'.E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93"/>
          </calcext:conditional-format>
          <calcext:conditional-format calcext:target-range-address="'coloring of regions'.C88:'coloring of regions'.C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88"/>
          </calcext:conditional-format>
          <calcext:conditional-format calcext:target-range-address="'coloring of regions'.C90:'coloring of regions'.C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90"/>
          </calcext:conditional-format>
          <calcext:conditional-format calcext:target-range-address="'coloring of regions'.C91:'coloring of regions'.C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91"/>
          </calcext:conditional-format>
          <calcext:conditional-format calcext:target-range-address="'coloring of regions'.C93:'coloring of regions'.C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93"/>
          </calcext:conditional-format>
          <calcext:conditional-format calcext:target-range-address="'coloring of regions'.E92:'coloring of regions'.E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92"/>
          </calcext:conditional-format>
          <calcext:conditional-format calcext:target-range-address="'coloring of regions'.C92:'coloring of regions'.C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92"/>
          </calcext:conditional-format>
          <calcext:conditional-format calcext:target-range-address="'coloring of regions'.C2:'coloring of regions'.C93 'coloring of regions'.E2:'coloring of regions'.E93 'coloring of regions'.G89:'coloring of regions'.G89 'coloring of regions'.G2:'coloring of regions'.G85">
            <calcext:condition calcext:apply-style-name="Accent" calcext:value="=0" calcext:base-cell-address="'coloring of regions'.C2"/>
          </calcext:conditional-format>
        </calcext:conditional-formats>
      </table:table>
      <table:table table:name="2019" table:style-name="ta1">
        <table:table-column table:style-name="co1" table:default-cell-style-name="ce79"/>
        <table:table-column table:style-name="co2" table:default-cell-style-name="ce83"/>
        <table:table-column table:style-name="co3" table:default-cell-style-name="ce83"/>
        <table:table-column table:style-name="co8" table:number-columns-repeated="1019" table:default-cell-style-name="ce79"/>
        <table:table-row table:style-name="ro1">
          <table:table-cell table:style-name="ce78" office:value-type="string" calcext:value-type="string">
            <text:p>субъект России</text:p>
          </table:table-cell>
          <table:table-cell table:style-name="ce78" office:value-type="float" office:value="2019" calcext:value-type="float">
            <text:p>2019</text:p>
          </table:table-cell>
          <table:table-cell table:style-name="ce78" office:value-type="string" calcext:value-type="string">
            <text:p>2019_co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table:style-name="ce81" office:value-type="float" office:value="68.09" calcext:value-type="float">
            <text:p>68,09</text:p>
          </table:table-cell>
          <table:table-cell table:style-name="ce10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ыва</text:p>
          </table:table-cell>
          <table:table-cell table:style-name="ce81" office:value-type="float" office:value="67.57" calcext:value-type="float">
            <text:p>67,57</text:p>
          </table:table-cell>
          <table:table-cell table:style-name="ce10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table:style-name="ce81" office:value-type="float" office:value="68.66" calcext:value-type="float">
            <text:p>68,66</text:p>
          </table:table-cell>
          <table:table-cell table:style-name="ce10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table:style-name="ce81" office:value-type="float" office:value="68.08" calcext:value-type="float">
            <text:p>68,08</text:p>
          </table:table-cell>
          <table:table-cell table:style-name="ce10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table:style-name="ce81" office:value-type="float" office:value="68.88" calcext:value-type="float">
            <text:p>68,88</text:p>
          </table:table-cell>
          <table:table-cell table:style-name="ce10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table:style-name="ce81" office:value-type="float" office:value="69.55" calcext:value-type="float">
            <text:p>69,55</text:p>
          </table:table-cell>
          <table:table-cell table:style-name="ce10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емеровская область - Кузбасс</text:p>
          </table:table-cell>
          <table:table-cell table:style-name="ce81" office:value-type="float" office:value="69.78" calcext:value-type="float">
            <text:p>69,78</text:p>
          </table:table-cell>
          <table:table-cell table:style-name="ce10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table:style-name="ce81" office:value-type="float" office:value="70.05" calcext:value-type="float">
            <text:p>70,05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table:style-name="ce81" office:value-type="float" office:value="69.66" calcext:value-type="float">
            <text:p>69,66</text:p>
          </table:table-cell>
          <table:table-cell table:style-name="ce10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table:style-name="ce81" office:value-type="float" office:value="70.65" calcext:value-type="float">
            <text:p>70,65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table:style-name="ce81" office:value-type="float" office:value="70.29" calcext:value-type="float">
            <text:p>70,29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мчатский край</text:p>
          </table:table-cell>
          <table:table-cell table:style-name="ce81" office:value-type="float" office:value="70.57" calcext:value-type="float">
            <text:p>70,57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иморский край</text:p>
          </table:table-cell>
          <table:table-cell table:style-name="ce81" office:value-type="float" office:value="70.54" calcext:value-type="float">
            <text:p>70,54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table:style-name="ce81" office:value-type="float" office:value="70.52" calcext:value-type="float">
            <text:p>70,52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рмский край</text:p>
          </table:table-cell>
          <table:table-cell table:style-name="ce81" office:value-type="float" office:value="71.32" calcext:value-type="float">
            <text:p>71,32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table:style-name="ce81" office:value-type="float" office:value="71.46" calcext:value-type="float">
            <text:p>71,46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table:style-name="ce81" office:value-type="float" office:value="70.28" calcext:value-type="float">
            <text:p>70,28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table:style-name="ce81" office:value-type="float" office:value="72.04" calcext:value-type="float">
            <text:p>72,04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table:style-name="ce81" office:value-type="float" office:value="71.24" calcext:value-type="float">
            <text:p>71,24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table:style-name="ce81" office:value-type="float" office:value="71.75" calcext:value-type="float">
            <text:p>71,75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table:style-name="ce81" office:value-type="float" office:value="71.16" calcext:value-type="float">
            <text:p>71,16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table:style-name="ce81" office:value-type="float" office:value="71.14" calcext:value-type="float">
            <text:p>71,14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table:style-name="ce81" office:value-type="float" office:value="71.87" calcext:value-type="float">
            <text:p>71,87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table:style-name="ce81" office:value-type="float" office:value="71.05" calcext:value-type="float">
            <text:p>71,05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table:style-name="ce81" office:value-type="float" office:value="72.56" calcext:value-type="float">
            <text:p>72,56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table:style-name="ce81" office:value-type="float" office:value="71.89" calcext:value-type="float">
            <text:p>71,89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table:style-name="ce81" office:value-type="float" office:value="71.81" calcext:value-type="float">
            <text:p>71,81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лтайский край</text:p>
          </table:table-cell>
          <table:table-cell table:style-name="ce81" office:value-type="float" office:value="71.61" calcext:value-type="float">
            <text:p>71,61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table:style-name="ce81" office:value-type="float" office:value="72.21" calcext:value-type="float">
            <text:p>72,21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table:style-name="ce81" office:value-type="float" office:value="72.08" calcext:value-type="float">
            <text:p>72,08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table:style-name="ce81" office:value-type="float" office:value="70.77" calcext:value-type="float">
            <text:p>70,77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оми</text:p>
          </table:table-cell>
          <table:table-cell table:style-name="ce81" office:value-type="float" office:value="71.3" calcext:value-type="float">
            <text:p>71,3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table:style-name="ce81" office:value-type="float" office:value="72.25" calcext:value-type="float">
            <text:p>72,25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мская область</text:p>
          </table:table-cell>
          <table:table-cell table:style-name="ce81" office:value-type="float" office:value="72.32" calcext:value-type="float">
            <text:p>72,32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table:style-name="ce81" office:value-type="float" office:value="72.32" calcext:value-type="float">
            <text:p>72,32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table:style-name="ce81" office:value-type="float" office:value="72.64" calcext:value-type="float">
            <text:p>72,64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table:style-name="ce81" office:value-type="float" office:value="72.35" calcext:value-type="float">
            <text:p>72,35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table:style-name="ce81" office:value-type="float" office:value="72.77" calcext:value-type="float">
            <text:p>72,77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ская область</text:p>
          </table:table-cell>
          <table:table-cell table:style-name="ce81" office:value-type="float" office:value="72.27" calcext:value-type="float">
            <text:p>72,27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table:style-name="ce81" office:value-type="float" office:value="73.34" calcext:value-type="float">
            <text:p>73,34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table:style-name="ce81" office:value-type="float" office:value="72.31" calcext:value-type="float">
            <text:p>72,31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table:style-name="ce81" office:value-type="float" office:value="71.84" calcext:value-type="float">
            <text:p>71,84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table:style-name="ce81" office:value-type="float" office:value="71.82" calcext:value-type="float">
            <text:p>71,82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table:style-name="ce81" office:value-type="float" office:value="72.35" calcext:value-type="float">
            <text:p>72,35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table:style-name="ce81" office:value-type="float" office:value="72.92" calcext:value-type="float">
            <text:p>72,92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table:style-name="ce81" office:value-type="float" office:value="73.2" calcext:value-type="float">
            <text:p>73,2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table:style-name="ce81" office:value-type="float" office:value="72.96" calcext:value-type="float">
            <text:p>72,96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вашская Республика (Чувашия)</text:p>
          </table:table-cell>
          <table:table-cell table:style-name="ce81" office:value-type="float" office:value="73.44" calcext:value-type="float">
            <text:p>73,44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table:style-name="ce81" office:value-type="float" office:value="72.8" calcext:value-type="float">
            <text:p>72,8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table:style-name="ce81" office:value-type="float" office:value="72.9" calcext:value-type="float">
            <text:p>72,9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table:style-name="ce81" office:value-type="float" office:value="73" calcext:value-type="float">
            <text:p>73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table:style-name="ce81" office:value-type="float" office:value="73.07" calcext:value-type="float">
            <text:p>73,07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омская область</text:p>
          </table:table-cell>
          <table:table-cell table:style-name="ce81" office:value-type="float" office:value="72.85" calcext:value-type="float">
            <text:p>72,85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style-name="ce81" office:value-type="float" office:value="72.71" calcext:value-type="float">
            <text:p>72,71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table:style-name="ce81" office:value-type="float" office:value="73.61" calcext:value-type="float">
            <text:p>73,61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81" office:value-type="float" office:value="72.34" calcext:value-type="float">
            <text:p>72,34</text:p>
          </table:table-cell>
          <table:table-cell table:style-name="ce10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table:style-name="ce81" office:value-type="float" office:value="72.96" calcext:value-type="float">
            <text:p>72,96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table:style-name="ce81" office:value-type="float" office:value="73.64" calcext:value-type="float">
            <text:p>73,64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Россия в среднем</text:p>
          </table:table-cell>
          <table:table-cell table:style-name="ce82" office:value-type="float" office:value="73.34" calcext:value-type="float">
            <text:p>73,34</text:p>
          </table:table-cell>
          <table:table-cell table:style-name="ce109" office:value-type="string" calcext:value-type="string">
            <text:p>#9ad100</text:p>
          </table:table-cell>
          <table:table-cell table:style-name="ce80" table:number-columns-repeated="1019"/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table:style-name="ce81" office:value-type="float" office:value="73.95" calcext:value-type="float">
            <text:p>73,95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table:style-name="ce81" office:value-type="float" office:value="73.86" calcext:value-type="float">
            <text:p>73,86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table:style-name="ce81" office:value-type="float" office:value="73.56" calcext:value-type="float">
            <text:p>73,56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table:style-name="ce81" office:value-type="float" office:value="73.63" calcext:value-type="float">
            <text:p>73,63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table:style-name="ce81" office:value-type="float" office:value="74.07" calcext:value-type="float">
            <text:p>74,07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table:style-name="ce81" office:value-type="float" office:value="73.86" calcext:value-type="float">
            <text:p>73,86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table:style-name="ce81" office:value-type="float" office:value="73.69" calcext:value-type="float">
            <text:p>73,69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table:style-name="ce81" office:value-type="float" office:value="75.88" calcext:value-type="float">
            <text:p>75,88</text:p>
          </table:table-cell>
          <table:table-cell table:style-name="ce108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81" office:value-type="float" office:value="74.04" calcext:value-type="float">
            <text:p>74,04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table:style-name="ce81" office:value-type="float" office:value="73.91" calcext:value-type="float">
            <text:p>73,91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table:style-name="ce81" office:value-type="float" office:value="74.21" calcext:value-type="float">
            <text:p>74,21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table:style-name="ce81" office:value-type="float" office:value="75.03" calcext:value-type="float">
            <text:p>75,03</text:p>
          </table:table-cell>
          <table:table-cell table:style-name="ce110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table:style-name="ce81" office:value-type="float" office:value="74.84" calcext:value-type="float">
            <text:p>74,84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table:style-name="ce81" office:value-type="float" office:value="73.56" calcext:value-type="float">
            <text:p>73,56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table:style-name="ce81" office:value-type="float" office:value="74.66" calcext:value-type="float">
            <text:p>74,66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table:style-name="ce81" office:value-type="float" office:value="73.85" calcext:value-type="float">
            <text:p>73,85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style-name="ce81" office:value-type="float" office:value="73.53" calcext:value-type="float">
            <text:p>73,53</text:p>
          </table:table-cell>
          <table:table-cell table:style-name="ce10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table:style-name="ce81" office:value-type="float" office:value="76.31" calcext:value-type="float">
            <text:p>76,31</text:p>
          </table:table-cell>
          <table:table-cell table:style-name="ce108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table:style-name="ce81" office:value-type="float" office:value="75.75" calcext:value-type="float">
            <text:p>75,75</text:p>
          </table:table-cell>
          <table:table-cell table:style-name="ce108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table:style-name="ce81" office:value-type="float" office:value="76.46" calcext:value-type="float">
            <text:p>76,46</text:p>
          </table:table-cell>
          <table:table-cell table:style-name="ce108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table:style-name="ce81" office:value-type="float" office:value="76.21" calcext:value-type="float">
            <text:p>76,21</text:p>
          </table:table-cell>
          <table:table-cell table:style-name="ce108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Москва</text:p>
          </table:table-cell>
          <table:table-cell table:style-name="ce81" office:value-type="float" office:value="78.36" calcext:value-type="float">
            <text:p>78,36</text:p>
          </table:table-cell>
          <table:table-cell table:style-name="ce108" office:value-type="string" calcext:value-type="string">
            <text:p>#199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table:style-name="ce81" office:value-type="float" office:value="79.1" calcext:value-type="float">
            <text:p>79,1</text:p>
          </table:table-cell>
          <table:table-cell table:style-name="ce108" office:value-type="string" calcext:value-type="string">
            <text:p>#199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table:style-name="ce81" office:value-type="float" office:value="83.4" calcext:value-type="float">
            <text:p>83,4</text:p>
          </table:table-cell>
          <table:table-cell table:style-name="ce108" office:value-type="string" calcext:value-type="string">
            <text:p>#001900</text:p>
          </table:table-cell>
          <table:table-cell table:number-columns-repeated="1019"/>
        </table:table-row>
        <table:table-row table:style-name="ro1">
          <table:table-cell/>
          <table:table-cell table:style-name="ce81"/>
          <table:table-cell table:style-name="ce111"/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81" office:value-type="float" office:value="72.34" calcext:value-type="float">
            <text:p>72,34</text:p>
          </table:table-cell>
          <table:table-cell table:style-name="ce112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хангельская область</text:p>
            <text:p>(кроме Ненецкого автономного округа)</text:p>
          </table:table-cell>
          <table:table-cell table:style-name="ce81" office:value-type="float" office:value="72.3" calcext:value-type="float">
            <text:p>72,3</text:p>
          </table:table-cell>
          <table:table-cell table:style-name="ce113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енецкий автономный округ(Архангельская область) </text:p>
          </table:table-cell>
          <table:table-cell table:style-name="ce81" office:value-type="float" office:value="73.19" calcext:value-type="float">
            <text:p>73,19</text:p>
          </table:table-cell>
          <table:table-cell table:style-name="ce114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/>
          <table:table-cell table:style-name="ce81"/>
          <table:table-cell table:style-name="ce111"/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81" office:value-type="float" office:value="74.04" calcext:value-type="float">
            <text:p>74,04</text:p>
          </table:table-cell>
          <table:table-cell table:style-name="ce115" office:value-type="string" calcext:value-type="string">
            <text:p>#9ad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Тюменская область</text:p>
            <text:p>(кроме Ханты-Мансийского автономного округа-Югры</text:p>
            <text:p>И Ямало-Ненецкого автономного округа)</text:p>
          </table:table-cell>
          <table:table-cell table:style-name="ce81" office:value-type="float" office:value="72.75" calcext:value-type="float">
            <text:p>72,75</text:p>
          </table:table-cell>
          <table:table-cell table:style-name="ce116" office:value-type="string" calcext:value-type="string">
            <text:p>#9ad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Ханты-Мансийский автономный округ – Югра</text:p>
            <text:p>(Тюменская область)</text:p>
          </table:table-cell>
          <table:table-cell table:style-name="ce81" office:value-type="float" office:value="75.04" calcext:value-type="float">
            <text:p>75,04</text:p>
          </table:table-cell>
          <table:table-cell table:style-name="ce117" office:value-type="string" calcext:value-type="string">
            <text:p>#5ba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Ямало-Ненецкий автономный округ</text:p>
            <text:p>(Тюменская область)</text:p>
          </table:table-cell>
          <table:table-cell table:style-name="ce81" office:value-type="float" office:value="74.18" calcext:value-type="float">
            <text:p>74,18</text:p>
          </table:table-cell>
          <table:table-cell table:style-name="ce118" office:value-type="string" calcext:value-type="string">
            <text:p>#9ad100</text:p>
          </table:table-cell>
          <table:table-cell table:number-columns-repeated="1019"/>
        </table:table-row>
        <table:table-row table:style-name="ro1" table:number-rows-repeated="1048482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2019'.C2:'2019'.C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2"/>
          </calcext:conditional-format>
          <calcext:conditional-format calcext:target-range-address="'2019'.C2:'2019'.C84 '2019'.C86:'2019'.C88 '2019'.C90:'2019'.C93">
            <calcext:condition calcext:apply-style-name="Untitled1" calcext:value="=&quot;#ffba00&quot;" calcext:base-cell-address="'2020'.C2"/>
            <calcext:condition calcext:apply-style-name="Untitled2" calcext:value="=&quot;#f9e600&quot;" calcext:base-cell-address="'2020'.C2"/>
            <calcext:condition calcext:apply-style-name="Untitled3" calcext:value="=&quot;#deff00&quot;" calcext:base-cell-address="'2020'.C2"/>
            <calcext:condition calcext:apply-style-name="Untitled4" calcext:value="=&quot;#9ad100&quot;" calcext:base-cell-address="'2020'.C2"/>
            <calcext:condition calcext:apply-style-name="Untitled5" calcext:value="=&quot;#5baf00&quot;" calcext:base-cell-address="'2020'.C2"/>
            <calcext:condition calcext:apply-style-name="Untitled6" calcext:value="=&quot;#199300&quot;" calcext:base-cell-address="'2020'.C2"/>
            <calcext:condition calcext:apply-style-name="Untitled7" calcext:value="=&quot;#005203&quot;" calcext:base-cell-address="'2020'.C2"/>
            <calcext:condition calcext:apply-style-name="Untitled9" calcext:value="=&quot;#001900&quot;" calcext:base-cell-address="'2020'.C2"/>
          </calcext:conditional-format>
          <calcext:conditional-format calcext:target-range-address="'2019'.C86:'2019'.C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86"/>
          </calcext:conditional-format>
          <calcext:conditional-format calcext:target-range-address="'2019'.C87:'2019'.C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87"/>
          </calcext:conditional-format>
          <calcext:conditional-format calcext:target-range-address="'2019'.C88:'2019'.C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88"/>
          </calcext:conditional-format>
          <calcext:conditional-format calcext:target-range-address="'2019'.C90:'2019'.C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90"/>
          </calcext:conditional-format>
          <calcext:conditional-format calcext:target-range-address="'2019'.C91:'2019'.C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91"/>
          </calcext:conditional-format>
          <calcext:conditional-format calcext:target-range-address="'2019'.C93:'2019'.C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93"/>
          </calcext:conditional-format>
          <calcext:conditional-format calcext:target-range-address="'2019'.C92:'2019'.C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92"/>
          </calcext:conditional-format>
          <calcext:conditional-format calcext:target-range-address="'2019'.C2:'2019'.C93">
            <calcext:condition calcext:apply-style-name="Accent" calcext:value="=0" calcext:base-cell-address="'2020'.C2"/>
          </calcext:conditional-format>
        </calcext:conditional-formats>
      </table:table>
      <table:table table:name="2020" table:style-name="ta1">
        <table:table-column table:style-name="co1" table:default-cell-style-name="ce79"/>
        <table:table-column table:style-name="co4" table:default-cell-style-name="ce83"/>
        <table:table-column table:style-name="co5" table:default-cell-style-name="ce83"/>
        <table:table-column table:style-name="co8" table:number-columns-repeated="1019" table:default-cell-style-name="ce79"/>
        <table:table-row table:style-name="ro1">
          <table:table-cell table:style-name="ce78" office:value-type="string" calcext:value-type="string">
            <text:p>субъект России</text:p>
          </table:table-cell>
          <table:table-cell table:style-name="ce78" office:value-type="float" office:value="2020" calcext:value-type="float">
            <text:p>2020</text:p>
          </table:table-cell>
          <table:table-cell table:style-name="ce78" office:value-type="string" calcext:value-type="string">
            <text:p>2020_co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table:style-name="ce81" office:value-type="float" office:value="65.82" calcext:value-type="float">
            <text:p>65,82</text:p>
          </table:table-cell>
          <table:table-cell table:style-name="ce119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ыва</text:p>
          </table:table-cell>
          <table:table-cell table:style-name="ce81" office:value-type="float" office:value="66.25" calcext:value-type="float">
            <text:p>66,25</text:p>
          </table:table-cell>
          <table:table-cell table:style-name="ce119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table:style-name="ce81" office:value-type="float" office:value="67.38" calcext:value-type="float">
            <text:p>67,38</text:p>
          </table:table-cell>
          <table:table-cell table:style-name="ce119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table:style-name="ce81" office:value-type="float" office:value="67.5" calcext:value-type="float">
            <text:p>67,5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table:style-name="ce81" office:value-type="float" office:value="68.23" calcext:value-type="float">
            <text:p>68,23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table:style-name="ce81" office:value-type="float" office:value="68.25" calcext:value-type="float">
            <text:p>68,25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емеровская область - Кузбасс</text:p>
          </table:table-cell>
          <table:table-cell table:style-name="ce81" office:value-type="float" office:value="68.51" calcext:value-type="float">
            <text:p>68,51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table:style-name="ce81" office:value-type="float" office:value="68.61" calcext:value-type="float">
            <text:p>68,61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table:style-name="ce81" office:value-type="float" office:value="69.04" calcext:value-type="float">
            <text:p>69,04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table:style-name="ce81" office:value-type="float" office:value="69.13" calcext:value-type="float">
            <text:p>69,13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table:style-name="ce81" office:value-type="float" office:value="69.15" calcext:value-type="float">
            <text:p>69,15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мчатский край</text:p>
          </table:table-cell>
          <table:table-cell table:style-name="ce81" office:value-type="float" office:value="69.27" calcext:value-type="float">
            <text:p>69,27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иморский край</text:p>
          </table:table-cell>
          <table:table-cell table:style-name="ce81" office:value-type="float" office:value="69.55" calcext:value-type="float">
            <text:p>69,55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table:style-name="ce81" office:value-type="float" office:value="69.59" calcext:value-type="float">
            <text:p>69,59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рмский край</text:p>
          </table:table-cell>
          <table:table-cell table:style-name="ce81" office:value-type="float" office:value="69.59" calcext:value-type="float">
            <text:p>69,59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table:style-name="ce81" office:value-type="float" office:value="69.63" calcext:value-type="float">
            <text:p>69,63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table:style-name="ce81" office:value-type="float" office:value="69.73" calcext:value-type="float">
            <text:p>69,73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table:style-name="ce81" office:value-type="float" office:value="69.73" calcext:value-type="float">
            <text:p>69,73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table:style-name="ce81" office:value-type="float" office:value="69.76" calcext:value-type="float">
            <text:p>69,76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table:style-name="ce81" office:value-type="float" office:value="69.81" calcext:value-type="float">
            <text:p>69,81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table:style-name="ce81" office:value-type="float" office:value="69.82" calcext:value-type="float">
            <text:p>69,82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table:style-name="ce81" office:value-type="float" office:value="69.94" calcext:value-type="float">
            <text:p>69,94</text:p>
          </table:table-cell>
          <table:table-cell table:style-name="ce11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table:style-name="ce81" office:value-type="float" office:value="70.03" calcext:value-type="float">
            <text:p>70,03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table:style-name="ce81" office:value-type="float" office:value="70.06" calcext:value-type="float">
            <text:p>70,06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table:style-name="ce81" office:value-type="float" office:value="70.1" calcext:value-type="float">
            <text:p>70,1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table:style-name="ce81" office:value-type="float" office:value="70.1" calcext:value-type="float">
            <text:p>70,1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table:style-name="ce81" office:value-type="float" office:value="70.15" calcext:value-type="float">
            <text:p>70,15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лтайский край</text:p>
          </table:table-cell>
          <table:table-cell table:style-name="ce81" office:value-type="float" office:value="70.19" calcext:value-type="float">
            <text:p>70,19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table:style-name="ce81" office:value-type="float" office:value="70.2" calcext:value-type="float">
            <text:p>70,2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table:style-name="ce81" office:value-type="float" office:value="70.29" calcext:value-type="float">
            <text:p>70,29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table:style-name="ce81" office:value-type="float" office:value="70.29" calcext:value-type="float">
            <text:p>70,29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оми</text:p>
          </table:table-cell>
          <table:table-cell table:style-name="ce81" office:value-type="float" office:value="70.3" calcext:value-type="float">
            <text:p>70,3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table:style-name="ce81" office:value-type="float" office:value="70.32" calcext:value-type="float">
            <text:p>70,32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мская область</text:p>
          </table:table-cell>
          <table:table-cell table:style-name="ce81" office:value-type="float" office:value="70.32" calcext:value-type="float">
            <text:p>70,32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table:style-name="ce81" office:value-type="float" office:value="70.33" calcext:value-type="float">
            <text:p>70,33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table:style-name="ce81" office:value-type="float" office:value="70.36" calcext:value-type="float">
            <text:p>70,36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table:style-name="ce81" office:value-type="float" office:value="70.38" calcext:value-type="float">
            <text:p>70,38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table:style-name="ce81" office:value-type="float" office:value="70.45" calcext:value-type="float">
            <text:p>70,45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ская область</text:p>
          </table:table-cell>
          <table:table-cell table:style-name="ce81" office:value-type="float" office:value="70.52" calcext:value-type="float">
            <text:p>70,52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table:style-name="ce81" office:value-type="float" office:value="70.59" calcext:value-type="float">
            <text:p>70,59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table:style-name="ce81" office:value-type="float" office:value="70.63" calcext:value-type="float">
            <text:p>70,63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table:style-name="ce81" office:value-type="float" office:value="70.66" calcext:value-type="float">
            <text:p>70,66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table:style-name="ce81" office:value-type="float" office:value="70.71" calcext:value-type="float">
            <text:p>70,71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table:style-name="ce81" office:value-type="float" office:value="70.92" calcext:value-type="float">
            <text:p>70,92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table:style-name="ce81" office:value-type="float" office:value="70.94" calcext:value-type="float">
            <text:p>70,94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table:style-name="ce81" office:value-type="float" office:value="70.95" calcext:value-type="float">
            <text:p>70,95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table:style-name="ce81" office:value-type="float" office:value="70.98" calcext:value-type="float">
            <text:p>70,98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вашская Республика (Чувашия)</text:p>
          </table:table-cell>
          <table:table-cell table:style-name="ce81" office:value-type="float" office:value="71.03" calcext:value-type="float">
            <text:p>71,03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table:style-name="ce81" office:value-type="float" office:value="71.03" calcext:value-type="float">
            <text:p>71,03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table:style-name="ce81" office:value-type="float" office:value="71.05" calcext:value-type="float">
            <text:p>71,05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table:style-name="ce81" office:value-type="float" office:value="71.1" calcext:value-type="float">
            <text:p>71,1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table:style-name="ce81" office:value-type="float" office:value="71.14" calcext:value-type="float">
            <text:p>71,14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омская область</text:p>
          </table:table-cell>
          <table:table-cell table:style-name="ce81" office:value-type="float" office:value="71.17" calcext:value-type="float">
            <text:p>71,17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style-name="ce81" office:value-type="float" office:value="71.2" calcext:value-type="float">
            <text:p>71,2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table:style-name="ce81" office:value-type="float" office:value="71.34" calcext:value-type="float">
            <text:p>71,34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81" office:value-type="float" office:value="71.35" calcext:value-type="float">
            <text:p>71,35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table:style-name="ce81" office:value-type="float" office:value="71.42" calcext:value-type="float">
            <text:p>71,42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table:style-name="ce81" office:value-type="float" office:value="71.53" calcext:value-type="float">
            <text:p>71,53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Россия в среднем</text:p>
          </table:table-cell>
          <table:table-cell table:style-name="ce82" office:value-type="float" office:value="71.54" calcext:value-type="float">
            <text:p>71,54</text:p>
          </table:table-cell>
          <table:table-cell table:style-name="ce120" office:value-type="string" calcext:value-type="string">
            <text:p>#deff00</text:p>
          </table:table-cell>
          <table:table-cell table:style-name="ce80" table:number-columns-repeated="1019"/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table:style-name="ce81" office:value-type="float" office:value="71.6" calcext:value-type="float">
            <text:p>71,6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table:style-name="ce81" office:value-type="float" office:value="71.67" calcext:value-type="float">
            <text:p>71,67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table:style-name="ce81" office:value-type="float" office:value="71.78" calcext:value-type="float">
            <text:p>71,78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table:style-name="ce81" office:value-type="float" office:value="71.91" calcext:value-type="float">
            <text:p>71,91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table:style-name="ce81" office:value-type="float" office:value="71.98" calcext:value-type="float">
            <text:p>71,98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table:style-name="ce81" office:value-type="float" office:value="72.01" calcext:value-type="float">
            <text:p>72,01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table:style-name="ce81" office:value-type="float" office:value="72.04" calcext:value-type="float">
            <text:p>72,04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table:style-name="ce81" office:value-type="float" office:value="72.11" calcext:value-type="float">
            <text:p>72,11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81" office:value-type="float" office:value="72.24" calcext:value-type="float">
            <text:p>72,24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table:style-name="ce81" office:value-type="float" office:value="72.24" calcext:value-type="float">
            <text:p>72,24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table:style-name="ce81" office:value-type="float" office:value="72.37" calcext:value-type="float">
            <text:p>72,37</text:p>
          </table:table-cell>
          <table:table-cell table:style-name="ce11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table:style-name="ce81" office:value-type="float" office:value="72.61" calcext:value-type="float">
            <text:p>72,61</text:p>
          </table:table-cell>
          <table:table-cell table:style-name="ce11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table:style-name="ce81" office:value-type="float" office:value="72.93" calcext:value-type="float">
            <text:p>72,93</text:p>
          </table:table-cell>
          <table:table-cell table:style-name="ce11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table:style-name="ce81" office:value-type="float" office:value="72.93" calcext:value-type="float">
            <text:p>72,93</text:p>
          </table:table-cell>
          <table:table-cell table:style-name="ce11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table:style-name="ce81" office:value-type="float" office:value="73.2" calcext:value-type="float">
            <text:p>73,2</text:p>
          </table:table-cell>
          <table:table-cell table:style-name="ce11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table:style-name="ce81" office:value-type="float" office:value="73.27" calcext:value-type="float">
            <text:p>73,27</text:p>
          </table:table-cell>
          <table:table-cell table:style-name="ce11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style-name="ce81" office:value-type="float" office:value="73.58" calcext:value-type="float">
            <text:p>73,58</text:p>
          </table:table-cell>
          <table:table-cell table:style-name="ce11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table:style-name="ce81" office:value-type="float" office:value="73.99" calcext:value-type="float">
            <text:p>73,99</text:p>
          </table:table-cell>
          <table:table-cell table:style-name="ce11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table:style-name="ce81" office:value-type="float" office:value="74.08" calcext:value-type="float">
            <text:p>74,08</text:p>
          </table:table-cell>
          <table:table-cell table:style-name="ce11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table:style-name="ce81" office:value-type="float" office:value="74.37" calcext:value-type="float">
            <text:p>74,37</text:p>
          </table:table-cell>
          <table:table-cell table:style-name="ce11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table:style-name="ce81" office:value-type="float" office:value="74.82" calcext:value-type="float">
            <text:p>74,82</text:p>
          </table:table-cell>
          <table:table-cell table:style-name="ce11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Москва</text:p>
          </table:table-cell>
          <table:table-cell table:style-name="ce81" office:value-type="float" office:value="76.2" calcext:value-type="float">
            <text:p>76,2</text:p>
          </table:table-cell>
          <table:table-cell table:style-name="ce119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table:style-name="ce81" office:value-type="float" office:value="76.43" calcext:value-type="float">
            <text:p>76,43</text:p>
          </table:table-cell>
          <table:table-cell table:style-name="ce119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table:style-name="ce81" office:value-type="float" office:value="81.48" calcext:value-type="float">
            <text:p>81,48</text:p>
          </table:table-cell>
          <table:table-cell table:style-name="ce119" office:value-type="string" calcext:value-type="string">
            <text:p>#005203</text:p>
          </table:table-cell>
          <table:table-cell table:number-columns-repeated="1019"/>
        </table:table-row>
        <table:table-row table:style-name="ro1">
          <table:table-cell/>
          <table:table-cell table:style-name="ce81"/>
          <table:table-cell table:style-name="ce121"/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81" office:value-type="float" office:value="71.35" calcext:value-type="float">
            <text:p>71,35</text:p>
          </table:table-cell>
          <table:table-cell table:style-name="ce122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хангельская область</text:p>
            <text:p>(кроме Ненецкого автономного округа)</text:p>
          </table:table-cell>
          <table:table-cell table:style-name="ce81" office:value-type="float" office:value="71.39" calcext:value-type="float">
            <text:p>71,39</text:p>
          </table:table-cell>
          <table:table-cell table:style-name="ce123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енецкий автономный округ(Архангельская область) </text:p>
          </table:table-cell>
          <table:table-cell table:style-name="ce81" office:value-type="float" office:value="70.4" calcext:value-type="float">
            <text:p>70,4</text:p>
          </table:table-cell>
          <table:table-cell table:style-name="ce124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/>
          <table:table-cell table:style-name="ce81"/>
          <table:table-cell table:style-name="ce121"/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81" office:value-type="float" office:value="72.24" calcext:value-type="float">
            <text:p>72,24</text:p>
          </table:table-cell>
          <table:table-cell table:style-name="ce125" office:value-type="string" calcext:value-type="string">
            <text:p>#deff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Тюменская область</text:p>
            <text:p>(кроме Ханты-Мансийского автономного округа-Югры</text:p>
            <text:p>И Ямало-Ненецкого автономного округа)</text:p>
          </table:table-cell>
          <table:table-cell table:style-name="ce81" office:value-type="float" office:value="71.34" calcext:value-type="float">
            <text:p>71,34</text:p>
          </table:table-cell>
          <table:table-cell table:style-name="ce126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Ханты-Мансийский автономный округ – Югра</text:p>
            <text:p>(Тюменская область)</text:p>
          </table:table-cell>
          <table:table-cell table:style-name="ce81" office:value-type="float" office:value="72.87" calcext:value-type="float">
            <text:p>72,87</text:p>
          </table:table-cell>
          <table:table-cell table:style-name="ce127" office:value-type="string" calcext:value-type="string">
            <text:p>#9ad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Ямало-Ненецкий автономный округ</text:p>
            <text:p>(Тюменская область)</text:p>
          </table:table-cell>
          <table:table-cell table:style-name="ce81" office:value-type="float" office:value="71.91" calcext:value-type="float">
            <text:p>71,91</text:p>
          </table:table-cell>
          <table:table-cell table:style-name="ce128" office:value-type="string" calcext:value-type="string">
            <text:p>#deff00</text:p>
          </table:table-cell>
          <table:table-cell table:number-columns-repeated="1019"/>
        </table:table-row>
        <table:table-row table:style-name="ro1" table:number-rows-repeated="1048482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2020'.C2:'2020'.C84 '2020'.C86:'2020'.C88 '2020'.C90:'2020'.C93">
            <calcext:condition calcext:apply-style-name="Untitled1" calcext:value="=&quot;#ffba00&quot;" calcext:base-cell-address="'2021'.C2"/>
            <calcext:condition calcext:apply-style-name="Untitled2" calcext:value="=&quot;#f9e600&quot;" calcext:base-cell-address="'2021'.C2"/>
            <calcext:condition calcext:apply-style-name="Untitled3" calcext:value="=&quot;#deff00&quot;" calcext:base-cell-address="'2021'.C2"/>
            <calcext:condition calcext:apply-style-name="Untitled4" calcext:value="=&quot;#9ad100&quot;" calcext:base-cell-address="'2021'.C2"/>
            <calcext:condition calcext:apply-style-name="Untitled5" calcext:value="=&quot;#5baf00&quot;" calcext:base-cell-address="'2021'.C2"/>
            <calcext:condition calcext:apply-style-name="Untitled6" calcext:value="=&quot;#199300&quot;" calcext:base-cell-address="'2021'.C2"/>
            <calcext:condition calcext:apply-style-name="Untitled7" calcext:value="=&quot;#005203&quot;" calcext:base-cell-address="'2021'.C2"/>
            <calcext:condition calcext:apply-style-name="Untitled9" calcext:value="=&quot;#001900&quot;" calcext:base-cell-address="'2021'.C2"/>
          </calcext:conditional-format>
          <calcext:conditional-format calcext:target-range-address="'2020'.C86:'2020'.C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1'.C86"/>
          </calcext:conditional-format>
          <calcext:conditional-format calcext:target-range-address="'2020'.C87:'2020'.C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1'.C87"/>
          </calcext:conditional-format>
          <calcext:conditional-format calcext:target-range-address="'2020'.C88:'2020'.C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1'.C88"/>
          </calcext:conditional-format>
          <calcext:conditional-format calcext:target-range-address="'2020'.C90:'2020'.C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1'.C90"/>
          </calcext:conditional-format>
          <calcext:conditional-format calcext:target-range-address="'2020'.C91:'2020'.C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1'.C91"/>
          </calcext:conditional-format>
          <calcext:conditional-format calcext:target-range-address="'2020'.C93:'2020'.C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1'.C93"/>
          </calcext:conditional-format>
          <calcext:conditional-format calcext:target-range-address="'2020'.C92:'2020'.C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1'.C92"/>
          </calcext:conditional-format>
          <calcext:conditional-format calcext:target-range-address="'2020'.C2:'2020'.C93">
            <calcext:condition calcext:apply-style-name="Accent" calcext:value="=0" calcext:base-cell-address="'2021'.C2"/>
          </calcext:conditional-format>
        </calcext:conditional-formats>
      </table:table>
      <table:table table:name="2021" table:style-name="ta1">
        <table:table-column table:style-name="co1" table:default-cell-style-name="ce79"/>
        <table:table-column table:style-name="co4" table:default-cell-style-name="ce83"/>
        <table:table-column table:style-name="co5" table:default-cell-style-name="ce83"/>
        <table:table-column table:style-name="co8" table:number-columns-repeated="1019" table:default-cell-style-name="ce79"/>
        <table:table-row table:style-name="ro1">
          <table:table-cell table:style-name="ce78" office:value-type="string" calcext:value-type="string">
            <text:p>субъект России</text:p>
          </table:table-cell>
          <table:table-cell table:style-name="ce78" office:value-type="float" office:value="2021" calcext:value-type="float">
            <text:p>2021</text:p>
          </table:table-cell>
          <table:table-cell table:style-name="ce78" office:value-type="string" calcext:value-type="string">
            <text:p>2021_co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table:style-name="Default" office:value-type="float" office:value="64.87" calcext:value-type="float">
            <text:p>64.87</text:p>
          </table:table-cell>
          <table:table-cell table:style-name="ce98" office:value-type="string" calcext:value-type="string">
            <text:p>#ff8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ыва</text:p>
          </table:table-cell>
          <table:table-cell table:style-name="Default" office:value-type="float" office:value="66.87" calcext:value-type="float">
            <text:p>66.87</text:p>
          </table:table-cell>
          <table:table-cell table:style-name="ce98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table:style-name="Default" office:value-type="float" office:value="66.3" calcext:value-type="float">
            <text:p>66.3</text:p>
          </table:table-cell>
          <table:table-cell table:style-name="ce98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table:style-name="Default" office:value-type="float" office:value="66.12" calcext:value-type="float">
            <text:p>66.12</text:p>
          </table:table-cell>
          <table:table-cell table:style-name="ce98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table:style-name="Default" office:value-type="float" office:value="66.82" calcext:value-type="float">
            <text:p>66.82</text:p>
          </table:table-cell>
          <table:table-cell table:style-name="ce98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table:style-name="Default" office:value-type="float" office:value="66.8" calcext:value-type="float">
            <text:p>66.8</text:p>
          </table:table-cell>
          <table:table-cell table:style-name="ce98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емеровская область - Кузбасс</text:p>
          </table:table-cell>
          <table:table-cell table:style-name="Default" office:value-type="float" office:value="67.61" calcext:value-type="float">
            <text:p>67.61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table:style-name="Default" office:value-type="float" office:value="67.85" calcext:value-type="float">
            <text:p>67.85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table:style-name="Default" office:value-type="float" office:value="67.41" calcext:value-type="float">
            <text:p>67.41</text:p>
          </table:table-cell>
          <table:table-cell table:style-name="ce98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table:style-name="Default" office:value-type="float" office:value="67.69" calcext:value-type="float">
            <text:p>67.6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table:style-name="Default" office:value-type="float" office:value="67.86" calcext:value-type="float">
            <text:p>67.86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мчатский край</text:p>
          </table:table-cell>
          <table:table-cell table:style-name="Default" office:value-type="float" office:value="68.09" calcext:value-type="float">
            <text:p>68.0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иморский край</text:p>
          </table:table-cell>
          <table:table-cell table:style-name="Default" office:value-type="float" office:value="68.61" calcext:value-type="float">
            <text:p>68.61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table:style-name="Default" office:value-type="float" office:value="67.64" calcext:value-type="float">
            <text:p>67.64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рмский край</text:p>
          </table:table-cell>
          <table:table-cell table:style-name="Default" office:value-type="float" office:value="68.52" calcext:value-type="float">
            <text:p>68.52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table:style-name="Default" office:value-type="float" office:value="67.31" calcext:value-type="float">
            <text:p>67.31</text:p>
          </table:table-cell>
          <table:table-cell table:style-name="ce98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table:style-name="Default" office:value-type="float" office:value="68.42" calcext:value-type="float">
            <text:p>68.42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table:style-name="Default" office:value-type="float" office:value="68.21" calcext:value-type="float">
            <text:p>68.21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table:style-name="Default" office:value-type="float" office:value="67.87" calcext:value-type="float">
            <text:p>67.87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table:style-name="Default" office:value-type="float" office:value="68.29" calcext:value-type="float">
            <text:p>68.2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table:style-name="Default" office:value-type="float" office:value="68.34" calcext:value-type="float">
            <text:p>68.34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table:style-name="Default" office:value-type="float" office:value="68.29" calcext:value-type="float">
            <text:p>68.2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table:style-name="Default" office:value-type="float" office:value="68.11" calcext:value-type="float">
            <text:p>68.11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table:style-name="Default" office:value-type="float" office:value="68.49" calcext:value-type="float">
            <text:p>68.4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table:style-name="Default" office:value-type="float" office:value="68.97" calcext:value-type="float">
            <text:p>68.97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table:style-name="Default" office:value-type="float" office:value="68" calcext:value-type="float">
            <text:p>68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table:style-name="Default" office:value-type="float" office:value="68.79" calcext:value-type="float">
            <text:p>68.7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лтайский край</text:p>
          </table:table-cell>
          <table:table-cell table:style-name="Default" office:value-type="float" office:value="68.6" calcext:value-type="float">
            <text:p>68.6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table:style-name="Default" office:value-type="float" office:value="68.97" calcext:value-type="float">
            <text:p>68.97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table:style-name="Default" office:value-type="float" office:value="69.16" calcext:value-type="float">
            <text:p>69.16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table:style-name="Default" office:value-type="float" office:value="68.91" calcext:value-type="float">
            <text:p>68.91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оми</text:p>
          </table:table-cell>
          <table:table-cell table:style-name="Default" office:value-type="float" office:value="68.32" calcext:value-type="float">
            <text:p>68.32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table:style-name="Default" office:value-type="float" office:value="69.19" calcext:value-type="float">
            <text:p>69.1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мская область</text:p>
          </table:table-cell>
          <table:table-cell table:style-name="Default" office:value-type="float" office:value="69.02" calcext:value-type="float">
            <text:p>69.02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table:style-name="Default" office:value-type="float" office:value="68.93" calcext:value-type="float">
            <text:p>68.93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table:style-name="Default" office:value-type="float" office:value="69.49" calcext:value-type="float">
            <text:p>69.4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table:style-name="Default" office:value-type="float" office:value="69.16" calcext:value-type="float">
            <text:p>69.16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table:style-name="Default" office:value-type="float" office:value="69.33" calcext:value-type="float">
            <text:p>69.33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ская область</text:p>
          </table:table-cell>
          <table:table-cell table:style-name="Default" office:value-type="float" office:value="68.56" calcext:value-type="float">
            <text:p>68.56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table:style-name="Default" office:value-type="float" office:value="68.58" calcext:value-type="float">
            <text:p>68.58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table:style-name="Default" office:value-type="float" office:value="68.67" calcext:value-type="float">
            <text:p>68.67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table:style-name="Default" office:value-type="float" office:value="69.02" calcext:value-type="float">
            <text:p>69.02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table:style-name="Default" office:value-type="float" office:value="69.08" calcext:value-type="float">
            <text:p>69.08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table:style-name="Default" office:value-type="float" office:value="68.78" calcext:value-type="float">
            <text:p>68.78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table:style-name="Default" office:value-type="float" office:value="69.07" calcext:value-type="float">
            <text:p>69.07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table:style-name="Default" office:value-type="float" office:value="68.61" calcext:value-type="float">
            <text:p>68.61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table:style-name="Default" office:value-type="float" office:value="69.05" calcext:value-type="float">
            <text:p>69.05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вашская Республика (Чувашия)</text:p>
          </table:table-cell>
          <table:table-cell table:style-name="Default" office:value-type="float" office:value="69.99" calcext:value-type="float">
            <text:p>69.9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table:style-name="Default" office:value-type="float" office:value="69.99" calcext:value-type="float">
            <text:p>69.9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table:style-name="Default" office:value-type="float" office:value="69.46" calcext:value-type="float">
            <text:p>69.46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table:style-name="Default" office:value-type="float" office:value="69.98" calcext:value-type="float">
            <text:p>69.98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table:style-name="Default" office:value-type="float" office:value="69.08" calcext:value-type="float">
            <text:p>69.08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омская область</text:p>
          </table:table-cell>
          <table:table-cell table:style-name="Default" office:value-type="float" office:value="69.7" calcext:value-type="float">
            <text:p>69.7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style-name="Default" office:value-type="float" office:value="69.7" calcext:value-type="float">
            <text:p>69.7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table:style-name="Default" office:value-type="float" office:value="69.97" calcext:value-type="float">
            <text:p>69.97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Default" office:value-type="float" office:value="69.6" calcext:value-type="float">
            <text:p>69.6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table:style-name="Default" office:value-type="float" office:value="69.73" calcext:value-type="float">
            <text:p>69.73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table:style-name="Default" office:value-type="float" office:value="70.17" calcext:value-type="float">
            <text:p>70.17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Россия в среднем</text:p>
          </table:table-cell>
          <table:table-cell table:style-name="Default" office:value-type="float" office:value="70.06" calcext:value-type="float">
            <text:p>70.06</text:p>
          </table:table-cell>
          <table:table-cell table:style-name="ce98" office:value-type="string" calcext:value-type="string">
            <text:p>#deff00</text:p>
          </table:table-cell>
          <table:table-cell table:style-name="ce80" table:number-columns-repeated="1019"/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table:style-name="Default" office:value-type="float" office:value="70.24" calcext:value-type="float">
            <text:p>70.24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table:style-name="Default" office:value-type="float" office:value="70.35" calcext:value-type="float">
            <text:p>70.35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table:style-name="Default" office:value-type="float" office:value="69.88" calcext:value-type="float">
            <text:p>69.88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table:style-name="Default" office:value-type="float" office:value="69.49" calcext:value-type="float">
            <text:p>69.4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table:style-name="Default" office:value-type="float" office:value="69.96" calcext:value-type="float">
            <text:p>69.96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table:style-name="Default" office:value-type="float" office:value="69.9" calcext:value-type="float">
            <text:p>69.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table:style-name="Default" office:value-type="float" office:value="69.79" calcext:value-type="float">
            <text:p>69.79</text:p>
          </table:table-cell>
          <table:table-cell table:style-name="ce9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table:style-name="Default" office:value-type="float" office:value="73" calcext:value-type="float">
            <text:p>73</text:p>
          </table:table-cell>
          <table:table-cell table:style-name="ce9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Default" office:value-type="float" office:value="71.26" calcext:value-type="float">
            <text:p>71.26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table:style-name="Default" office:value-type="float" office:value="70.53" calcext:value-type="float">
            <text:p>70.53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table:style-name="Default" office:value-type="float" office:value="70.67" calcext:value-type="float">
            <text:p>70.67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table:style-name="Default" office:value-type="float" office:value="71.28" calcext:value-type="float">
            <text:p>71.28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table:style-name="Default" office:value-type="float" office:value="71.4" calcext:value-type="float">
            <text:p>71.4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table:style-name="Default" office:value-type="float" office:value="70.99" calcext:value-type="float">
            <text:p>70.99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table:style-name="Default" office:value-type="float" office:value="71.66" calcext:value-type="float">
            <text:p>71.66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table:style-name="Default" office:value-type="float" office:value="71.22" calcext:value-type="float">
            <text:p>71.22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style-name="Default" office:value-type="float" office:value="72.25" calcext:value-type="float">
            <text:p>72.25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table:style-name="Default" office:value-type="float" office:value="72.51" calcext:value-type="float">
            <text:p>72.51</text:p>
          </table:table-cell>
          <table:table-cell table:style-name="ce9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table:style-name="Default" office:value-type="float" office:value="72.47" calcext:value-type="float">
            <text:p>72.47</text:p>
          </table:table-cell>
          <table:table-cell table:style-name="ce9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table:style-name="Default" office:value-type="float" office:value="73.77" calcext:value-type="float">
            <text:p>73.77</text:p>
          </table:table-cell>
          <table:table-cell table:style-name="ce9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table:style-name="Default" office:value-type="float" office:value="73.47" calcext:value-type="float">
            <text:p>73.47</text:p>
          </table:table-cell>
          <table:table-cell table:style-name="ce9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Москва</text:p>
          </table:table-cell>
          <table:table-cell table:style-name="Default" office:value-type="float" office:value="74.55" calcext:value-type="float">
            <text:p>74.55</text:p>
          </table:table-cell>
          <table:table-cell table:style-name="ce9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table:style-name="Default" office:value-type="float" office:value="76.59" calcext:value-type="float">
            <text:p>76.59</text:p>
          </table:table-cell>
          <table:table-cell table:style-name="ce98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table:style-name="Default" office:value-type="float" office:value="80.52" calcext:value-type="float">
            <text:p>80.52</text:p>
          </table:table-cell>
          <table:table-cell table:style-name="ce98" office:value-type="string" calcext:value-type="string">
            <text:p>#005203</text:p>
          </table:table-cell>
          <table:table-cell table:number-columns-repeated="1019"/>
        </table:table-row>
        <table:table-row table:style-name="ro1">
          <table:table-cell/>
          <table:table-cell table:style-name="ce81"/>
          <table:table-cell table:style-name="ce130"/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Default" office:value-type="float" office:value="69.6" calcext:value-type="float">
            <text:p>69.6</text:p>
          </table:table-cell>
          <table:table-cell table:style-name="ce131" office:value-type="string" calcext:value-type="string">
            <text:p>#f9e6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хангельская область</text:p>
            <text:p>(кроме Ненецкого автономного округа)</text:p>
          </table:table-cell>
          <table:table-cell table:style-name="Default" office:value-type="float" office:value="69.6" calcext:value-type="float">
            <text:p>69.6</text:p>
          </table:table-cell>
          <table:table-cell table:style-name="ce131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енецкий автономный округ(Архангельская область) </text:p>
          </table:table-cell>
          <table:table-cell table:style-name="Default" office:value-type="float" office:value="69.39" calcext:value-type="float">
            <text:p>69.39</text:p>
          </table:table-cell>
          <table:table-cell table:style-name="ce131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/>
          <table:table-cell table:style-name="ce79"/>
          <table:table-cell table:style-name="ce132"/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Default" office:value-type="float" office:value="71.26" calcext:value-type="float">
            <text:p>71.26</text:p>
          </table:table-cell>
          <table:table-cell table:style-name="ce131" office:value-type="string" calcext:value-type="string">
            <text:p>#deff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Тюменская область</text:p>
            <text:p>(кроме Ханты-Мансийского автономного округа-Югры</text:p>
            <text:p>И Ямало-Ненецкого автономного округа)</text:p>
          </table:table-cell>
          <table:table-cell table:style-name="Default" office:value-type="float" office:value="70.14" calcext:value-type="float">
            <text:p>70.14</text:p>
          </table:table-cell>
          <table:table-cell table:style-name="ce131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Ханты-Мансийский автономный округ – Югра</text:p>
            <text:p>(Тюменская область)</text:p>
          </table:table-cell>
          <table:table-cell table:style-name="Default" office:value-type="float" office:value="72.01" calcext:value-type="float">
            <text:p>72.01</text:p>
          </table:table-cell>
          <table:table-cell table:style-name="ce131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Ямало-Ненецкий автономный округ</text:p>
            <text:p>(Тюменская область)</text:p>
          </table:table-cell>
          <table:table-cell table:style-name="Default" office:value-type="float" office:value="71.7" calcext:value-type="float">
            <text:p>71.7</text:p>
          </table:table-cell>
          <table:table-cell table:style-name="ce131" office:value-type="string" calcext:value-type="string">
            <text:p>#deff00</text:p>
          </table:table-cell>
          <table:table-cell table:number-columns-repeated="1019"/>
        </table:table-row>
        <table:table-row table:style-name="ro1" table:number-rows-repeated="1048482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2021'.C2:'2021'.C85 '2021'.C89:'2021'.C89">
            <calcext:condition calcext:apply-style-name="Accent" calcext:value="=0" calcext:base-cell-address="'2021'.C2"/>
          </calcext:conditional-format>
          <calcext:conditional-format calcext:target-range-address="'2021'.C2:'2021'.C84 '2021'.C86:'2021'.C88 '2021'.C90:'2021'.C93">
            <calcext:condition calcext:apply-style-name="Untitled1" calcext:value="=&quot;#ffba00&quot;" calcext:base-cell-address="'2021'.C2"/>
            <calcext:condition calcext:apply-style-name="Untitled2" calcext:value="=&quot;#f9e600&quot;" calcext:base-cell-address="'2021'.C2"/>
            <calcext:condition calcext:apply-style-name="Untitled3" calcext:value="=&quot;#deff00&quot;" calcext:base-cell-address="'2021'.C2"/>
            <calcext:condition calcext:apply-style-name="Untitled4" calcext:value="=&quot;#9ad100&quot;" calcext:base-cell-address="'2021'.C2"/>
            <calcext:condition calcext:apply-style-name="Untitled5" calcext:value="=&quot;#5baf00&quot;" calcext:base-cell-address="'2021'.C2"/>
            <calcext:condition calcext:apply-style-name="Untitled6" calcext:value="=&quot;#199300&quot;" calcext:base-cell-address="'2021'.C2"/>
            <calcext:condition calcext:apply-style-name="Untitled7" calcext:value="=&quot;#005203&quot;" calcext:base-cell-address="'2021'.C2"/>
            <calcext:condition calcext:apply-style-name="Untitled9" calcext:value="=&quot;#001900&quot;" calcext:base-cell-address="'2021'.C2"/>
            <calcext:condition calcext:apply-style-name="Untitled10" calcext:value="=&quot;#ff8201&quot;" calcext:base-cell-address="'2021'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ba00"/>
    </style:style>
    <style:style style:name="Untitled2" style:family="table-cell" style:parent-style-name="Default">
      <style:table-cell-properties fo:background-color="#f9e600"/>
    </style:style>
    <style:style style:name="Untitled3" style:family="table-cell" style:parent-style-name="Default">
      <style:table-cell-properties fo:background-color="#deff00"/>
    </style:style>
    <style:style style:name="Untitled4" style:family="table-cell" style:parent-style-name="Default">
      <style:table-cell-properties fo:background-color="#9ad100"/>
    </style:style>
    <style:style style:name="Untitled5" style:family="table-cell" style:parent-style-name="Default">
      <style:table-cell-properties fo:background-color="#5baf00"/>
    </style:style>
    <style:style style:name="Untitled6" style:family="table-cell" style:parent-style-name="Default">
      <style:table-cell-properties fo:background-color="#199300"/>
    </style:style>
    <style:style style:name="Untitled7" style:family="table-cell" style:parent-style-name="Default">
      <style:table-cell-properties fo:background-color="#005203"/>
    </style:style>
    <style:style style:name="Untitled8" style:family="table-cell" style:parent-style-name="Default">
      <style:table-cell-properties fo:background-color="#001900"/>
    </style:style>
    <style:style style:name="Untitled9" style:family="table-cell" style:parent-style-name="Default">
      <style:table-cell-properties fo:background-color="#001900"/>
    </style:style>
    <style:style style:name="Untitled10" style:family="table-cell" style:parent-style-name="Default">
      <style:table-cell-properties fo:background-color="#ff8201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 style:data-style-name="N2" text:time-value="21:55:09.3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9T22:00:29.034000000</dc:date>
    <meta:editing-duration>PT26M37S</meta:editing-duration>
    <meta:editing-cycles>6</meta:editing-cycles>
    <meta:generator>LibreOffice/7.1.5.2$Windows_X86_64 LibreOffice_project/85f04e9f809797b8199d13c421bd8a2b025d52b5</meta:generator>
    <meta:document-statistic meta:table-count="4" meta:cell-count="1456" meta:object-count="0"/>
  </office:meta>
</office:document-meta>
</file>